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http://news.bbc.co.uk/2/hi/technology/4954208.stm</text:p>
          </table:table-cell>
          <table:table-cell office:value-type="string">
            <text:p>BBC</text:p>
          </table:table-cell>
          <table:table-cell table:style-name="ce2" office:value-type="date" office:date-value="2006-04-28">
            <text:p>04/28/06</text:p>
          </table:table-cell>
          <table:table-cell office:value-type="string">
            <text:p>Big holes in net's heart revealed</text:p>
          </table:table-cell>
          <table:table-cell office:value-type="string">
            <text:p>sirer,rama</text:p>
          </table:table-cell>
          <table:table-cell office:value-type="string">
            <text:p>dns</text:p>
          </table:table-cell>
          <table:table-cell/>
        </table:table-row>
        <table:table-row table:style-name="ro1">
          <table:table-cell office:value-type="string">
            <text:p>https://www.technologyreview.com/s/407715/how-to-speed-up-movie-downloads/</text:p>
          </table:table-cell>
          <table:table-cell office:value-type="string">
            <text:p>MIT Technology Review</text:p>
          </table:table-cell>
          <table:table-cell table:style-name="ce2" office:value-type="date" office:date-value="2007-04-19">
            <text:p>04/19/07</text:p>
          </table:table-cell>
          <table:table-cell office:value-type="string">
            <text:p>How to Speed Up Movie Downloads</text:p>
          </table:table-cell>
          <table:table-cell office:value-type="string">
            <text:p>sirer,peterson</text:p>
          </table:table-cell>
          <table:table-cell office:value-type="string">
            <text:p>cdn</text:p>
          </table:table-cell>
          <table:table-cell/>
        </table:table-row>
        <table:table-row table:style-name="ro1">
          <table:table-cell office:value-type="string">
            <text:p>http://arstechnica.com/uncategorized/2008/06/cubit-p2p-search-protocol-could-one-day-sink-the-pirate-bay/</text:p>
          </table:table-cell>
          <table:table-cell office:value-type="string">
            <text:p>Ars Technica</text:p>
          </table:table-cell>
          <table:table-cell table:style-name="ce2" office:value-type="date" office:date-value="2008-06-17">
            <text:p>06/17/08</text:p>
          </table:table-cell>
          <table:table-cell office:value-type="string">
            <text:p>Cubit P2P search protocol could one day sink The Pirate Bay</text:p>
          </table:table-cell>
          <table:table-cell office:value-type="string">
            <text:p>sirer,wong</text:p>
          </table:table-cell>
          <table:table-cell office:value-type="string">
            <text:p>cdn</text:p>
          </table:table-cell>
          <table:table-cell/>
        </table:table-row>
        <table:table-row table:style-name="ro1">
          <table:table-cell office:value-type="string">
            <text:p>http://www.sfgate.com/technology/businessinsider/article/The-17-Year-Old-Whom-Yahoo-Paid-30-Million-Was-4388011.php</text:p>
          </table:table-cell>
          <table:table-cell office:value-type="string">
            <text:p>SF Gate</text:p>
          </table:table-cell>
          <table:table-cell table:style-name="ce2" office:value-type="date" office:date-value="2013-03-27">
            <text:p>03/27/13</text:p>
          </table:table-cell>
          <table:table-cell office:value-type="string">
            <text:p>The 17-Year-Old Whom Yahoo Paid $30 Million Was Licensing His Startup's Core Technology</text:p>
          </table:table-cell>
          <table:table-cell office:value-type="string">
            <text:p>sirer</text:p>
          </table:table-cell>
          <table:table-cell office:value-type="string">
            <text:p>cdn</text:p>
          </table:table-cell>
          <table:table-cell/>
        </table:table-row>
        <table:table-row table:style-name="ro1">
          <table:table-cell office:value-type="string">
            <text:p>http://bits.blogs.nytimes.com/2013/04/07/how-deal-makers-put-a-value-on-start-ups-disruptions/</text:p>
          </table:table-cell>
          <table:table-cell office:value-type="string">
            <text:p>New York Times</text:p>
          </table:table-cell>
          <table:table-cell table:style-name="ce2" office:value-type="date" office:date-value="2013-04-07">
            <text:p>04/07/13</text:p>
          </table:table-cell>
          <table:table-cell office:value-type="string">
            <text:p>How Deal Makers Put a Value on Start-Up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tech.slashdot.org/story/13/06/20/1747249/cornell-researchers-unveil-a-virtual-notary</text:p>
          </table:table-cell>
          <table:table-cell office:value-type="string">
            <text:p>Slashdot</text:p>
          </table:table-cell>
          <table:table-cell table:style-name="ce2" office:value-type="date" office:date-value="2013-06-20">
            <text:p>06/20/13</text:p>
          </table:table-cell>
          <table:table-cell office:value-type="string">
            <text:p>Cornell Researchers Unveil a Virtual Notary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money.cnn.com/2013/11/04/technology/bitcoin-flaw/</text:p>
          </table:table-cell>
          <table:table-cell office:value-type="string">
            <text:p>CNN</text:p>
          </table:table-cell>
          <table:table-cell table:style-name="ce2" office:value-type="date" office:date-value="2013-11-04">
            <text:p>11/04/13</text:p>
          </table:table-cell>
          <table:table-cell office:value-type="string">
            <text:p>Bitcoin flaw could let group take control of currency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businessinsider.com/researchers-say-bitcoin-is-broken-and-could-collapse-2013-11</text:p>
          </table:table-cell>
          <table:table-cell office:value-type="string">
            <text:p>Business Insider</text:p>
          </table:table-cell>
          <table:table-cell table:style-name="ce2" office:value-type="date" office:date-value="2013-11-04">
            <text:p>11/04/13</text:p>
          </table:table-cell>
          <table:table-cell office:value-type="string">
            <text:p>Researchers Say 'Bitcoin Is Broken' And Could Collaps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selfish-mining-a-25-attack-against-the-bitcoin-network-1383578440</text:p>
          </table:table-cell>
          <table:table-cell office:value-type="string">
            <text:p>Bitcoin Magazine</text:p>
          </table:table-cell>
          <table:table-cell table:style-name="ce2" office:value-type="date" office:date-value="2013-11-04">
            <text:p>11/04/13</text:p>
          </table:table-cell>
          <table:table-cell office:value-type="string">
            <text:p>Selfish Mining: A 25% Attack Against the Bitcoin Network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bbc.com/news/technology-24818975</text:p>
          </table:table-cell>
          <table:table-cell office:value-type="string">
            <text:p>BBC</text:p>
          </table:table-cell>
          <table:table-cell table:style-name="ce2" office:value-type="date" office:date-value="2013-11-05">
            <text:p>11/05/13</text:p>
          </table:table-cell>
          <table:table-cell office:value-type="string">
            <text:p>Bitcoin at risk of network attack, say researcher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washingtonpost.com/news/the-switch/wp/2013/11/07/no-bitcoin-isnt-broken/</text:p>
          </table:table-cell>
          <table:table-cell office:value-type="string">
            <text:p>Washington Post</text:p>
          </table:table-cell>
          <table:table-cell table:style-name="ce2" office:value-type="date" office:date-value="2013-11-07">
            <text:p>11/07/13</text:p>
          </table:table-cell>
          <table:table-cell office:value-type="string">
            <text:p>No, Bitcoin Isn't Broke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motherboard.vice.com/blog/bitcoin-isnt-broken-despite-a-potential-flaw</text:p>
          </table:table-cell>
          <table:table-cell office:value-type="string">
            <text:p>Vice</text:p>
          </table:table-cell>
          <table:table-cell table:style-name="ce2" office:value-type="date" office:date-value="2013-11-07">
            <text:p>11/07/13</text:p>
          </table:table-cell>
          <table:table-cell office:value-type="string">
            <text:p>Bitcoin Isn’t Broken, Despite a Potential Flaw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technologyreview.com/s/521521/bitcoin-vulnerability-could-allow-malicious-miners-to-seize-control/</text:p>
          </table:table-cell>
          <table:table-cell office:value-type="string">
            <text:p>MIT Technology Review</text:p>
          </table:table-cell>
          <table:table-cell table:style-name="ce2" office:value-type="date" office:date-value="2013-11-08">
            <text:p>11/08/13</text:p>
          </table:table-cell>
          <table:table-cell office:value-type="string">
            <text:p>Bitcoin Vulnerability Could Allow Malicious Miners to Seize Control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pcadvisor.co.uk/feature/internet/why-bitcoin-is-more-valuable-popular-than-ever-3494859/</text:p>
          </table:table-cell>
          <table:table-cell office:value-type="string">
            <text:p>PC Advisor</text:p>
          </table:table-cell>
          <table:table-cell table:style-name="ce2" office:value-type="date" office:date-value="2013-12-23">
            <text:p>12/23/13</text:p>
          </table:table-cell>
          <table:table-cell office:value-type="string">
            <text:p>The rise of Bitcoin and why you can't mine your own Bitcoin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motherjones.com/kevin-drum/2014/02/wait-second-i-thought-bitcoins-were-unstealable</text:p>
          </table:table-cell>
          <table:table-cell office:value-type="string">
            <text:p>Mother Jones</text:p>
          </table:table-cell>
          <table:table-cell table:style-name="ce2" office:value-type="date" office:date-value="2014-02-28">
            <text:p>02/28/14</text:p>
          </table:table-cell>
          <table:table-cell office:value-type="string">
            <text:p>Wait a Second. I Thought Bitcoins Were Unstealable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desk.com/blockchain-addresses-security-debacle-need-better/</text:p>
          </table:table-cell>
          <table:table-cell office:value-type="string">
            <text:p>CoinDesk</text:p>
          </table:table-cell>
          <table:table-cell table:style-name="ce2" office:value-type="date" office:date-value="2014-03-03">
            <text:p>03/03/14</text:p>
          </table:table-cell>
          <table:table-cell office:value-type="string">
            <text:p>Are Bitcoin exchanges just Nigerian scam emails for gullible nerds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spiegel.de/netzwelt/web/bitcoin-cash-waehrung-in-der-krise-a-956580.html</text:p>
          </table:table-cell>
          <table:table-cell office:value-type="string">
            <text:p>Spiegel</text:p>
          </table:table-cell>
          <table:table-cell table:style-name="ce2" office:value-type="date" office:date-value="2014-03-03">
            <text:p>03/03/14</text:p>
          </table:table-cell>
          <table:table-cell office:value-type="string">
            <text:p>Krypto-Währung in der Krise: Hacker suchen die Bitcoin-Wahrhei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nymag.com/daily/intelligencer/2014/03/doomsday-cult-of-bitcoin.html</text:p>
          </table:table-cell>
          <table:table-cell office:value-type="string">
            <text:p>NY Magazine</text:p>
          </table:table-cell>
          <table:table-cell table:style-name="ce2" office:value-type="date" office:date-value="2014-03-04">
            <text:p>03/04/14</text:p>
          </table:table-cell>
          <table:table-cell office:value-type="string">
            <text:p>The Doomsday Cult of Bitcoi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reuters.com/article/us-bitcoin-mtgox-cybersleuths-idUSBREA2429L20140305</text:p>
          </table:table-cell>
          <table:table-cell office:value-type="string">
            <text:p>Reuters</text:p>
          </table:table-cell>
          <table:table-cell table:style-name="ce2" office:value-type="date" office:date-value="2014-03-05">
            <text:p>03/05/14</text:p>
          </table:table-cell>
          <table:table-cell office:value-type="string">
            <text:p>Online sleuthing by Mt. Gox dispossessed throws up few clue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mobile.nytimes.com/2014/03/06/technology/personaltech/for-bitcoin-a-secure-future-might-require-traditional-trappings.html</text:p>
          </table:table-cell>
          <table:table-cell office:value-type="string">
            <text:p>New York Times</text:p>
          </table:table-cell>
          <table:table-cell table:style-name="ce2" office:value-type="date" office:date-value="2014-03-06">
            <text:p>03/06/14</text:p>
          </table:table-cell>
          <table:table-cell office:value-type="string">
            <text:p>For Bitcoin, Secure Future Might Need Oversigh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uk.reuters.com/article/2014/03/06/uk-bitcoin-mtgox-cybersleuths-idUKBREA2429M20140306</text:p>
          </table:table-cell>
          <table:table-cell office:value-type="string">
            <text:p>Reuters</text:p>
          </table:table-cell>
          <table:table-cell table:style-name="ce2" office:value-type="date" office:date-value="2014-03-06">
            <text:p>03/06/14</text:p>
          </table:table-cell>
          <table:table-cell office:value-type="string">
            <text:p>Online sleuthing by Mt. Gox dispossessed throws up few clue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latimes.com/business/hiltzik/la-fi-mh-the-satoshi-chase-20140307-story.html</text:p>
          </table:table-cell>
          <table:table-cell office:value-type="string">
            <text:p>Los Angeles Times</text:p>
          </table:table-cell>
          <table:table-cell table:style-name="ce2" office:value-type="date" office:date-value="2014-03-07">
            <text:p>03/07/14</text:p>
          </table:table-cell>
          <table:table-cell office:value-type="string">
            <text:p>The Nakamoto chase is a sideshow: Here's the real story on bitcoin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blogs.wsj.com/moneybeat/2014/03/11/bitbeat-bitcoin-is-risky-in-case-you-didnt-know/</text:p>
          </table:table-cell>
          <table:table-cell office:value-type="string">
            <text:p>Wall Street Journal</text:p>
          </table:table-cell>
          <table:table-cell table:style-name="ce2" office:value-type="date" office:date-value="2014-03-11">
            <text:p>03/11/14</text:p>
          </table:table-cell>
          <table:table-cell office:value-type="string">
            <text:p>BitBeat: Bitcoin Is Risky (In Case You Didn’t Know)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technologyreview.com/s/525676/academics-spy-weaknesses-in-bitcoins-foundations/</text:p>
          </table:table-cell>
          <table:table-cell office:value-type="string">
            <text:p>MIT Technology Review</text:p>
          </table:table-cell>
          <table:table-cell table:style-name="ce2" office:value-type="date" office:date-value="2014-03-24">
            <text:p>03/24/14</text:p>
          </table:table-cell>
          <table:table-cell office:value-type="string">
            <text:p>Academics Spy Weaknesses in Bitcoin’s Foundation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infoq.com/news/2014/04/bitcoin-banking-mongodb</text:p>
          </table:table-cell>
          <table:table-cell office:value-type="string">
            <text:p>InfoQ</text:p>
          </table:table-cell>
          <table:table-cell table:style-name="ce2" office:value-type="date" office:date-value="2014-04-24">
            <text:p>04/24/14</text:p>
          </table:table-cell>
          <table:table-cell office:value-type="string">
            <text:p>BitCoins Lost, MongoDB and Eventual Consistency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businessinsider.com/today-bitcoins-doomsday-scenario-arrived-2014-6</text:p>
          </table:table-cell>
          <table:table-cell office:value-type="string">
            <text:p>Business Insider</text:p>
          </table:table-cell>
          <table:table-cell table:style-name="ce2" office:value-type="date" office:date-value="2014-06-14">
            <text:p>06/14/14</text:p>
          </table:table-cell>
          <table:table-cell office:value-type="string">
            <text:p>Today, Bitcoin's Doomsday Scenario Arrived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techcrunch.com/2014/06/15/51-fears-rattle-the-bitcoin-community/</text:p>
          </table:table-cell>
          <table:table-cell office:value-type="string">
            <text:p>TechCrunch</text:p>
          </table:table-cell>
          <table:table-cell table:style-name="ce2" office:value-type="date" office:date-value="2014-06-15">
            <text:p>06/15/14</text:p>
          </table:table-cell>
          <table:table-cell office:value-type="string">
            <text:p>‘51%’ Fears Rattle The Bitcoin Community 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arstechnica.com/security/2014/06/bitcoin-security-guarantee-shattered-by-anonymous-miner-with-51-network-power/</text:p>
          </table:table-cell>
          <table:table-cell office:value-type="string">
            <text:p>Ars Technica</text:p>
          </table:table-cell>
          <table:table-cell table:style-name="ce2" office:value-type="date" office:date-value="2014-06-15">
            <text:p>06/15/14</text:p>
          </table:table-cell>
          <table:table-cell office:value-type="string">
            <text:p>Bitcoin security guarantee shattered by anonymous miner with 51% network power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table:style-name="ce1" office:value-type="string">
            <text:p>https://www.pcworld.com/article/2364000/bitcoin-price-dips-as-backers-fear-mining-monopoly.html</text:p>
          </table:table-cell>
          <table:table-cell office:value-type="string">
            <text:p>PC World</text:p>
          </table:table-cell>
          <table:table-cell table:style-name="ce2" office:value-type="date" office:date-value="2014-06-16">
            <text:p>06/16/14</text:p>
          </table:table-cell>
          <table:table-cell office:value-type="string">
            <text:p>Bitcoin Price Dips as Backers Fear Mining Monopoly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wired.co.uk/news/archive/2014-06/16/bitcoin-security-guarantee-compromised</text:p>
          </table:table-cell>
          <table:table-cell office:value-type="string">
            <text:p>WIRED UK</text:p>
          </table:table-cell>
          <table:table-cell table:style-name="ce2" office:value-type="date" office:date-value="2014-06-16">
            <text:p>06/16/14</text:p>
          </table:table-cell>
          <table:table-cell office:value-type="string">
            <text:p>Bitcoin Security Guarantee Compromised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ibtimes.co.uk/bitcoins-decentralised-structure-threat-miner-51-control-network-1452778</text:p>
          </table:table-cell>
          <table:table-cell office:value-type="string">
            <text:p>IB Times</text:p>
          </table:table-cell>
          <table:table-cell table:style-name="ce2" office:value-type="date" office:date-value="2014-06-16">
            <text:p>06/16/14</text:p>
          </table:table-cell>
          <table:table-cell office:value-type="string">
            <text:p>Bitcoin's Decentralised Structure at Threat from Miner with 51% Control of Network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uk.news.yahoo.com/cryptocurrency-round-bitcoin-stock-exchange-miners-threaten-decentralisation-145222734.html#qz3I2dD</text:p>
          </table:table-cell>
          <table:table-cell office:value-type="string">
            <text:p>Yahoo</text:p>
          </table:table-cell>
          <table:table-cell table:style-name="ce2" office:value-type="date" office:date-value="2014-06-16">
            <text:p>06/16/14</text:p>
          </table:table-cell>
          <table:table-cell office:value-type="string">
            <text:p>Cryptocurrency Round-Up: Bitcoin on Stock Exchange, Miners Threaten Decentralisation &amp; App Store Wallet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bronline.com/news/social/mining-pool-in-control-of-bitcoin-hit-by-ddos-attack-4293920</text:p>
          </table:table-cell>
          <table:table-cell office:value-type="string">
            <text:p>Computer Business Review</text:p>
          </table:table-cell>
          <table:table-cell table:style-name="ce2" office:value-type="date" office:date-value="2014-06-16">
            <text:p>06/16/14</text:p>
          </table:table-cell>
          <table:table-cell office:value-type="string">
            <text:p>Mining pool ‘in control’ of Bitcoin hit by DDoS attack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mintpressnews.com/the-51-percenter-bitcoin-apocalypse-is-nigh/192519/</text:p>
          </table:table-cell>
          <table:table-cell office:value-type="string">
            <text:p>Mint Press News</text:p>
          </table:table-cell>
          <table:table-cell table:style-name="ce2" office:value-type="date" office:date-value="2014-06-18">
            <text:p>06/18/14</text:p>
          </table:table-cell>
          <table:table-cell office:value-type="string">
            <text:p>The '51 Percenter' Bitcoin Apocalypse Is Nigh</text:p>
          </table:table-cell>
          <table:table-cell table:style-name="ce3"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m.csmonitor.com/Business/2014/0619/Bitcoin-Bowl-Online-currency-to-sponsor-NCAA-football-game</text:p>
          </table:table-cell>
          <table:table-cell office:value-type="string">
            <text:p>CSMonitor.com</text:p>
          </table:table-cell>
          <table:table-cell table:style-name="ce2" office:value-type="date" office:date-value="2014-06-19">
            <text:p>06/19/14</text:p>
          </table:table-cell>
          <table:table-cell office:value-type="string">
            <text:p>Bitcoin Bowl? Online currency to sponsor NCAA football gam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theregister.co.uk/2014/06/19/pow_academics_ko_bitcoin_mining_mammoths/</text:p>
          </table:table-cell>
          <table:table-cell office:value-type="string">
            <text:p>The Register</text:p>
          </table:table-cell>
          <table:table-cell table:style-name="ce2" office:value-type="date" office:date-value="2014-06-19">
            <text:p>06/19/14</text:p>
          </table:table-cell>
          <table:table-cell office:value-type="string">
            <text:p>PoW! Academics KO Bitcoin mining mammoth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gigaom.com/2014/06/20/this-week-in-bitcoin-is-owning-the-majority-of-mining-power-an-attack-or-an-opportunity/</text:p>
          </table:table-cell>
          <table:table-cell office:value-type="string">
            <text:p>GigaOM</text:p>
          </table:table-cell>
          <table:table-cell table:style-name="ce2" office:value-type="date" office:date-value="2014-06-20">
            <text:p>06/20/14</text:p>
          </table:table-cell>
          <table:table-cell office:value-type="string">
            <text:p>This week in bitcoin: Is owning the majority of mining power an attack or an opportunity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conomist.com/blogs/schumpeter/2014/06/bitcoin</text:p>
          </table:table-cell>
          <table:table-cell office:value-type="string">
            <text:p>The Economist</text:p>
          </table:table-cell>
          <table:table-cell table:style-name="ce2" office:value-type="date" office:date-value="2014-06-23">
            <text:p>06/23/14</text:p>
          </table:table-cell>
          <table:table-cell office:value-type="string">
            <text:p>Losing to Wi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arstechnica.com/business/2014/07/bitcoin-pool-ghash-io-commits-to-40-hashrate-limit-after-its-51-breach/</text:p>
          </table:table-cell>
          <table:table-cell office:value-type="string">
            <text:p>Ars Technica</text:p>
          </table:table-cell>
          <table:table-cell table:style-name="ce2" office:value-type="date" office:date-value="2014-07-16">
            <text:p>07/16/14</text:p>
          </table:table-cell>
          <table:table-cell office:value-type="string">
            <text:p>Bitcoin pool GHash.io commits to 40% hashrate limit after its 51% breach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bitcoin-mining-detente-ghash-io-51-issue/</text:p>
          </table:table-cell>
          <table:table-cell office:value-type="string">
            <text:p>CoinDesk</text:p>
          </table:table-cell>
          <table:table-cell table:style-name="ce2" office:value-type="date" office:date-value="2014-07-17">
            <text:p>07/17/14</text:p>
          </table:table-cell>
          <table:table-cell office:value-type="string">
            <text:p>The Bitcoin Mining Arms Race: GHash.io and the 51% Issu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bitcoin-mining-las-vegas-convention/</text:p>
          </table:table-cell>
          <table:table-cell office:value-type="string">
            <text:p>CoinDesk</text:p>
          </table:table-cell>
          <table:table-cell table:style-name="ce2" office:value-type="date" office:date-value="2014-10-11">
            <text:p>10/11/14</text:p>
          </table:table-cell>
          <table:table-cell office:value-type="string">
            <text:p>Bitcoin Miners Debate Risks and Rewards at Las Vegas Conventio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blockchain-addresses-security-debacle-need-better/</text:p>
          </table:table-cell>
          <table:table-cell office:value-type="string">
            <text:p>CoinDesk</text:p>
          </table:table-cell>
          <table:table-cell table:style-name="ce2" office:value-type="date" office:date-value="2014-12-09">
            <text:p>12/09/14</text:p>
          </table:table-cell>
          <table:table-cell office:value-type="string">
            <text:p>Blockchain Addresses Security Controversy: 'We Need to Do Better'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telegraph.com/news/meet-the-bitcoin-foundations-newest-core-security-auditor-sergio-demian-lerner</text:p>
          </table:table-cell>
          <table:table-cell office:value-type="string">
            <text:p>Coin Telegraph</text:p>
          </table:table-cell>
          <table:table-cell table:style-name="ce2" office:value-type="date" office:date-value="2014-12-11">
            <text:p>12/11/14</text:p>
          </table:table-cell>
          <table:table-cell office:value-type="string">
            <text:p>Meet the Bitcoin Foundation’s Newest Core Security Auditor, Sergio Demian Lerner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ewswise.com/articles/macaroons-may-protect-companies-like-sony-from-future-cyber-attacks</text:p>
          </table:table-cell>
          <table:table-cell office:value-type="string">
            <text:p>News Wise</text:p>
          </table:table-cell>
          <table:table-cell table:style-name="ce2" office:value-type="date" office:date-value="2014-12-16">
            <text:p>12/16/14</text:p>
          </table:table-cell>
          <table:table-cell office:value-type="string">
            <text:p>Macaroons Might Protect Companies Like Sony From Future Cyber Attack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table:style-name="ce1" office:value-type="string">
            <text:p>https://www.cryptocoinsnews.com/cornell-professor-says-changetip-must-die-strong-point/</text:p>
          </table:table-cell>
          <table:table-cell office:value-type="string">
            <text:p>CryptoCoinsNews</text:p>
          </table:table-cell>
          <table:table-cell table:style-name="ce2" office:value-type="date" office:date-value="2014-12-17">
            <text:p>12/17/14</text:p>
          </table:table-cell>
          <table:table-cell office:value-type="string">
            <text:p>Cornell Professor Says ChangeTip Mist Die: Strong Poin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changetip-ceo-nick-sullivan-wont-sell-user-data/</text:p>
          </table:table-cell>
          <table:table-cell office:value-type="string">
            <text:p>CoinDesk</text:p>
          </table:table-cell>
          <table:table-cell table:style-name="ce2" office:value-type="date" office:date-value="2014-12-18">
            <text:p>12/18/14</text:p>
          </table:table-cell>
          <table:table-cell office:value-type="string">
            <text:p>ChangeTip CEO Nick Sullivan: We Won't Sell User Data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cryptocoinsnews.com/cornell-professor-sirer-blasts-back-asks-changetip-prove-commitment-privacy/</text:p>
          </table:table-cell>
          <table:table-cell office:value-type="string">
            <text:p>CryptoCoinsNews</text:p>
          </table:table-cell>
          <table:table-cell table:style-name="ce2" office:value-type="date" office:date-value="2014-12-30">
            <text:p>12/30/14</text:p>
          </table:table-cell>
          <table:table-cell office:value-type="string">
            <text:p>Cornell Professor Sirer Blasts Back: Asks ChangeTip to Prove Their Commitment to Privacy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avoid-bitcoin-scams-2015/</text:p>
          </table:table-cell>
          <table:table-cell office:value-type="string">
            <text:p>CoinDesk</text:p>
          </table:table-cell>
          <table:table-cell table:style-name="ce2" office:value-type="date" office:date-value="2015-01-02">
            <text:p>01/02/15</text:p>
          </table:table-cell>
          <table:table-cell office:value-type="string">
            <text:p>How to Avoid Bitcoin Scams in 2015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forbes.com/sites/sarahjeong/2015/01/16/dhs-agent-thought-mt-gox-ceo-was-dpr/</text:p>
          </table:table-cell>
          <table:table-cell office:value-type="string">
            <text:p>Forbes</text:p>
          </table:table-cell>
          <table:table-cell table:style-name="ce2" office:value-type="date" office:date-value="2015-01-16">
            <text:p>01/16/15</text:p>
          </table:table-cell>
          <table:table-cell office:value-type="string">
            <text:p>Was Mt. Gox CEO The Dread Pirate Roberts? The DHS Once Believed I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searching-for-cryptocurrency-security-standard/</text:p>
          </table:table-cell>
          <table:table-cell office:value-type="string">
            <text:p>CoinDesk</text:p>
          </table:table-cell>
          <table:table-cell table:style-name="ce2" office:value-type="date" office:date-value="2015-01-25">
            <text:p>01/25/15</text:p>
          </table:table-cell>
          <table:table-cell office:value-type="string">
            <text:p>Searching for a Cryptocurrency Security Standard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forbes.com/sites/thomasbrewster/2015/03/27/bitcoin-blockchain-pollution-a-criminal-opportunity/#4f7b29223297</text:p>
          </table:table-cell>
          <table:table-cell office:value-type="string">
            <text:p>Forbes</text:p>
          </table:table-cell>
          <table:table-cell table:style-name="ce2" office:value-type="date" office:date-value="2015-03-27">
            <text:p>03/27/15</text:p>
          </table:table-cell>
          <table:table-cell office:value-type="string">
            <text:p>Bitcoin's Blockchain Offers Safe Haven For Malware And Child Abuse, Warns Interpol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scientificamerican.com/article/bitcoin-based-blockchain-breaks-out/</text:p>
          </table:table-cell>
          <table:table-cell office:value-type="string">
            <text:p>Scientific American</text:p>
          </table:table-cell>
          <table:table-cell table:style-name="ce2" office:value-type="date" office:date-value="2015-04-01">
            <text:p>04/01/15</text:p>
          </table:table-cell>
          <table:table-cell office:value-type="string">
            <text:p>Bitcoin-Based Blockchain Breaks Ou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technologyreview.com/news/536641/a-new-competitor-for-bitcoin-aims-to-be-faster-and-safer/</text:p>
          </table:table-cell>
          <table:table-cell office:value-type="string">
            <text:p>MIT Technology Review</text:p>
          </table:table-cell>
          <table:table-cell table:style-name="ce2" office:value-type="date" office:date-value="2015-04-15">
            <text:p>04/15/15</text:p>
          </table:table-cell>
          <table:table-cell office:value-type="string">
            <text:p>A New Competitor for Bitcoin Aims to Be Faster and Safer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table:style-name="ce1" office:value-type="string">
            <text:p>https://www.cryptocoinsnews.com/stanford-professor-developed-faster-securer-bitcoin/</text:p>
          </table:table-cell>
          <table:table-cell office:value-type="string">
            <text:p>CryptoCoinsNews</text:p>
          </table:table-cell>
          <table:table-cell table:style-name="ce2" office:value-type="date" office:date-value="2015-04-21">
            <text:p>04/21/15</text:p>
          </table:table-cell>
          <table:table-cell office:value-type="string">
            <text:p>Stanford Professor Developed Faster Securer Bitcoi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journal.net/what-is-selfish-mining-and-is-it-a-threat-to-bitcoin/</text:p>
          </table:table-cell>
          <table:table-cell office:value-type="string">
            <text:p>Coin Journal</text:p>
          </table:table-cell>
          <table:table-cell table:style-name="ce2" office:value-type="date" office:date-value="2015-05-14">
            <text:p>05/14/15</text:p>
          </table:table-cell>
          <table:table-cell office:value-type="string">
            <text:p>What is Selfish Mining and is it a Threat to Bitcoin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us-government-funds-3-million-cryptocurrency-research-initiative/</text:p>
          </table:table-cell>
          <table:table-cell office:value-type="string">
            <text:p>CoinDesk</text:p>
          </table:table-cell>
          <table:table-cell table:style-name="ce2" office:value-type="date" office:date-value="2015-07-29">
            <text:p>07/29/15</text:p>
          </table:table-cell>
          <table:table-cell office:value-type="string">
            <text:p>US Government Funds $3 Million Cryptocurrency Research Initiative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telegraph.com/news/us-national-science-foundation-awards-3-year-grant-for-cryptocurrency-research</text:p>
          </table:table-cell>
          <table:table-cell office:value-type="string">
            <text:p>Coin Telegraph</text:p>
          </table:table-cell>
          <table:table-cell table:style-name="ce2" office:value-type="date" office:date-value="2015-07-29">
            <text:p>07/29/15</text:p>
          </table:table-cell>
          <table:table-cell office:value-type="string">
            <text:p>US National Science Foundation Awards 3-Year Grant for Cryptocurrency Research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national-science-foundation-awards-research-grants-science-applications-cryptocurrency-1438296576</text:p>
          </table:table-cell>
          <table:table-cell office:value-type="string">
            <text:p>Bitcoin Magazine</text:p>
          </table:table-cell>
          <table:table-cell table:style-name="ce2" office:value-type="date" office:date-value="2015-07-30">
            <text:p>07/30/15</text:p>
          </table:table-cell>
          <table:table-cell office:value-type="string">
            <text:p>National Science Foundation Awards Research Grants on the Science and Applications of Cryptocurrency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ethereum-decentralized-app-network-launch/</text:p>
          </table:table-cell>
          <table:table-cell office:value-type="string">
            <text:p>CoinDesk</text:p>
          </table:table-cell>
          <table:table-cell table:style-name="ce2" office:value-type="date" office:date-value="2015-07-30">
            <text:p>07/30/15</text:p>
          </table:table-cell>
          <table:table-cell office:value-type="string">
            <text:p>Ethereum Launches Long-Awaited Decentralized App Network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technologyreview.com/s/540151/bitcoins-dark-side-could-get-darker/</text:p>
          </table:table-cell>
          <table:table-cell office:value-type="string">
            <text:p>MIT Technology Review</text:p>
          </table:table-cell>
          <table:table-cell table:style-name="ce2" office:value-type="date" office:date-value="2015-08-13">
            <text:p>08/13/15</text:p>
          </table:table-cell>
          <table:table-cell office:value-type="string">
            <text:p>Bitcoin’s Dark Side Could Get Darker</text:p>
          </table:table-cell>
          <table:table-cell office:value-type="string">
            <text:p>juels,shi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desk.com/core-devs-bankers-and-the-fbi-what-not-to-miss-at-consensus-2015/</text:p>
          </table:table-cell>
          <table:table-cell office:value-type="string">
            <text:p>CoinDesk</text:p>
          </table:table-cell>
          <table:table-cell table:style-name="ce2" office:value-type="date" office:date-value="2015-09-07">
            <text:p>09/07/15</text:p>
          </table:table-cell>
          <table:table-cell office:value-type="string">
            <text:p>Core Devs, Bankers and the FBI: What Not to Miss at Consensus 2015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scaling-bitcoin-day-1-constructive-debate-shines/</text:p>
          </table:table-cell>
          <table:table-cell office:value-type="string">
            <text:p>CoinDesk</text:p>
          </table:table-cell>
          <table:table-cell table:style-name="ce2" office:value-type="date" office:date-value="2015-09-13">
            <text:p>09/13/15</text:p>
          </table:table-cell>
          <table:table-cell office:value-type="string">
            <text:p>Constructive Debate Shines as Scaling Bitcoin Unites Developer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cornell-research-blockchain-problems-bitcoin-ng/</text:p>
          </table:table-cell>
          <table:table-cell office:value-type="string">
            <text:p>CoinDesk</text:p>
          </table:table-cell>
          <table:table-cell table:style-name="ce2" office:value-type="date" office:date-value="2015-09-18">
            <text:p>09/18/15</text:p>
          </table:table-cell>
          <table:table-cell office:value-type="string">
            <text:p>Researchers Tackle Tomorrow's Blockchain Problems With Bitcoin-NG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ewsbtc.com/2015/09/19/bitcoin-ng-tomorrows-bitcoin-under-development-today/</text:p>
          </table:table-cell>
          <table:table-cell office:value-type="string">
            <text:p>News BTC</text:p>
          </table:table-cell>
          <table:table-cell table:style-name="ce2" office:value-type="date" office:date-value="2015-09-19">
            <text:p>09/19/15</text:p>
          </table:table-cell>
          <table:table-cell office:value-type="string">
            <text:p>Tomorrow's Bitcoin in the Work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ature.com/news/the-future-of-cryptocurrencies-bitcoin-and-beyond-1.18447</text:p>
          </table:table-cell>
          <table:table-cell office:value-type="string">
            <text:p>Nature</text:p>
          </table:table-cell>
          <table:table-cell table:style-name="ce2" office:value-type="date" office:date-value="2015-09-30">
            <text:p>09/30/15</text:p>
          </table:table-cell>
          <table:table-cell office:value-type="string">
            <text:p>The future of cryptocurrencies: Bitcoin and beyond : Nature News &amp; Commen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news.cornell.edu/stories/2015/11/cornell-teams-join-nsf-campaign-cybersecurity</text:p>
          </table:table-cell>
          <table:table-cell office:value-type="string">
            <text:p>Cornell Chronicle</text:p>
          </table:table-cell>
          <table:table-cell table:style-name="ce2" office:value-type="date" office:date-value="2015-11-06">
            <text:p>11/06/15</text:p>
          </table:table-cell>
          <table:table-cell office:value-type="string">
            <text:p>Cornell teams join NSF campaign for cybersecurity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>
            <text:p>Bitcoin Magazine</text:p>
          </table:table-cell>
          <table:table-cell table:style-name="ce2" office:value-type="date" office:date-value="2015-11-09">
            <text:p>11/09/15</text:p>
          </table:table-cell>
          <table:table-cell office:value-type="string">
            <text:p>Bitcoin NG, or How Cornell Researchers Think a Radical Redesign Can Solve Bitcoin's Scaling Issue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technologyreview.com/s/544431/how-to-spot-bitcoin-inventor-satoshi-nakamoto/</text:p>
          </table:table-cell>
          <table:table-cell office:value-type="string">
            <text:p>MIT Technology Review</text:p>
          </table:table-cell>
          <table:table-cell table:style-name="ce2" office:value-type="date" office:date-value="2015-12-10">
            <text:p>12/10/15</text:p>
          </table:table-cell>
          <table:table-cell office:value-type="string">
            <text:p>How to Spot a Bitcoin Invento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techcrunch.com/2015/12/10/satoshi-gulch/</text:p>
          </table:table-cell>
          <table:table-cell office:value-type="string">
            <text:p>TechCrunch</text:p>
          </table:table-cell>
          <table:table-cell table:style-name="ce2" office:value-type="date" office:date-value="2015-12-10">
            <text:p>12/10/15</text:p>
          </table:table-cell>
          <table:table-cell office:value-type="string">
            <text:p>Satoshi Gulch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speaker.com/2015/12/11/craig-wright-is-not-satoshi-nakamoto-says-cornell-universitys-professor/</text:p>
          </table:table-cell>
          <table:table-cell office:value-type="string">
            <text:p>Coin Speaker</text:p>
          </table:table-cell>
          <table:table-cell table:style-name="ce2" office:value-type="date" office:date-value="2015-12-11">
            <text:p>12/11/15</text:p>
          </table:table-cell>
          <table:table-cell office:value-type="string">
            <text:p>‘Craig Wright is Not Satoshi Nakamoto,’ Says Cornell University’s Professo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fr.sputniknews.com/societe/201512151020288022-bitcoin-createur-craig-wright/</text:p>
          </table:table-cell>
          <table:table-cell office:value-type="string">
            <text:p>Sputnik</text:p>
          </table:table-cell>
          <table:table-cell table:style-name="ce2" office:value-type="date" office:date-value="2015-12-15">
            <text:p>12/15/15</text:p>
          </table:table-cell>
          <table:table-cell office:value-type="string">
            <text:p>A-t-on démasqué le créateur du Bitcoin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bloomberg.com/news/articles/2015-12-17/blockchain-lures-ibm-wells-fargo-to-develop-transaction-network</text:p>
          </table:table-cell>
          <table:table-cell office:value-type="string">
            <text:p>Bloomberg</text:p>
          </table:table-cell>
          <table:table-cell table:style-name="ce2" office:value-type="date" office:date-value="2015-12-17">
            <text:p>12/17/15</text:p>
          </table:table-cell>
          <table:table-cell office:value-type="string">
            <text:p>Blockchain Lures IBM, Wells Fargo for Transaction Network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linuxfoundation.org/news-media/announcements/2015/12/linux-foundation-unites-industry-leaders-advance-blockchain</text:p>
          </table:table-cell>
          <table:table-cell office:value-type="string">
            <text:p>Linux Foundation</text:p>
          </table:table-cell>
          <table:table-cell table:style-name="ce2" office:value-type="date" office:date-value="2015-12-17">
            <text:p>12/17/15</text:p>
          </table:table-cell>
          <table:table-cell office:value-type="string">
            <text:p>Linux Foundation Unites Industry Leaders to Advance Blockchain Technology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week.com/cloud/financial-and-tech-titans-form-open-source-blockchain-project.html</text:p>
          </table:table-cell>
          <table:table-cell office:value-type="string">
            <text:p>eWeek</text:p>
          </table:table-cell>
          <table:table-cell table:style-name="ce2" office:value-type="date" office:date-value="2015-12-17">
            <text:p>12/17/15</text:p>
          </table:table-cell>
          <table:table-cell office:value-type="string">
            <text:p>Financial and Tech Titans Launch Blockchain Project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journaldugeek.com/2015/12/18/decouverte-inventeur-bitcoin-hoax/</text:p>
          </table:table-cell>
          <table:table-cell office:value-type="string">
            <text:p>Journal du Geek</text:p>
          </table:table-cell>
          <table:table-cell table:style-name="ce2" office:value-type="date" office:date-value="2015-12-18">
            <text:p>12/18/15</text:p>
          </table:table-cell>
          <table:table-cell office:value-type="string">
            <text:p>Découverte de l’inventeur du Bitcoin ? Ça sent l’hoax !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coinreport.net/linux-foundation-gets-corporate-giants-vows-for-blockchain-promotion/</text:p>
          </table:table-cell>
          <table:table-cell office:value-type="string">
            <text:p>Coin Report</text:p>
          </table:table-cell>
          <table:table-cell table:style-name="ce2" office:value-type="date" office:date-value="2015-12-21">
            <text:p>12/21/15</text:p>
          </table:table-cell>
          <table:table-cell office:value-type="string">
            <text:p>Linux Foundation gets corporate giants’ vows for blockchain promotio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2015-year-of-blockchain/</text:p>
          </table:table-cell>
          <table:table-cell office:value-type="string">
            <text:p>CoinDesk</text:p>
          </table:table-cell>
          <table:table-cell table:style-name="ce2" office:value-type="date" office:date-value="2015-12-22">
            <text:p>12/22/15</text:p>
          </table:table-cell>
          <table:table-cell office:value-type="string">
            <text:p>2015 Was the Year of the Blockchai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technologyreview.com/s/533326/the-startup-meant-to-reinvent-what-bitcoin-can-do/</text:p>
          </table:table-cell>
          <table:table-cell office:value-type="string">
            <text:p>MIT Technology Review</text:p>
          </table:table-cell>
          <table:table-cell table:style-name="ce2" office:value-type="date" office:date-value="2015-12-22">
            <text:p>12/22/15</text:p>
          </table:table-cell>
          <table:table-cell office:value-type="string">
            <text:p>The Startup Meant to Reinvent What Bitcoin Can Do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desk.com/10-must-read-cryptocurrency-research-papers-from-2015/</text:p>
          </table:table-cell>
          <table:table-cell office:value-type="string">
            <text:p>CoinDesk</text:p>
          </table:table-cell>
          <table:table-cell table:style-name="ce2" office:value-type="date" office:date-value="2015-12-27">
            <text:p>12/27/15</text:p>
          </table:table-cell>
          <table:table-cell office:value-type="string">
            <text:p>The Top 10 Cryptocurrency Research Papers of 2015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spectrum.ieee.org/tech-talk/telecom/internet/fear-and-loathing-in-the-bitcoin-world</text:p>
          </table:table-cell>
          <table:table-cell office:value-type="string">
            <text:p>IEEE Spectrum</text:p>
          </table:table-cell>
          <table:table-cell table:style-name="ce2" office:value-type="date" office:date-value="2016-01-21">
            <text:p>01/21/16</text:p>
          </table:table-cell>
          <table:table-cell office:value-type="string">
            <text:p>Bitcoin Needs (Gasp!) Formal Governance</text:p>
          </table:table-cell>
          <table:table-cell office:value-type="string">
            <text:p>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theregister.co.uk/2016/02/10/crypto_connoisseurs_curl_up_with_princetons_300page_ode_to_bitcoin/</text:p>
          </table:table-cell>
          <table:table-cell office:value-type="string">
            <text:p>The Register</text:p>
          </table:table-cell>
          <table:table-cell table:style-name="ce2" office:value-type="date" office:date-value="2016-02-10">
            <text:p>02/10/16</text:p>
          </table:table-cell>
          <table:table-cell office:value-type="string">
            <text:p>Crypto connoisseurs: Curl up with Princeton's 300-page ode to Bitcoin</text:p>
          </table:table-cell>
          <table:table-cell office:value-type="string">
            <text:p>mill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technologyreview.com/s/600781/technical-roadblock-might-shatter-bitcoin-dreams/</text:p>
          </table:table-cell>
          <table:table-cell office:value-type="string">
            <text:p>MIT Technology Review</text:p>
          </table:table-cell>
          <table:table-cell table:style-name="ce2" office:value-type="date" office:date-value="2016-02-16">
            <text:p>02/16/16</text:p>
          </table:table-cell>
          <table:table-cell office:value-type="string">
            <text:p>Technical Roadblock Might Shatter Bitcoin Dream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desk.com/researchers-redesign-scaling-decentralized-blockchains/</text:p>
          </table:table-cell>
          <table:table-cell office:value-type="string">
            <text:p>CoinDesk</text:p>
          </table:table-cell>
          <table:table-cell table:style-name="ce2" office:value-type="date" office:date-value="2016-02-17">
            <text:p>02/17/16</text:p>
          </table:table-cell>
          <table:table-cell office:value-type="string">
            <text:p>Researchers Argue Radical Redesigns Needed to Scale Decentralized Blockchain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ibtimes.co.uk/blockchain-experts-provide-contrasts-predictions-consensus-protocols-1545929</text:p>
          </table:table-cell>
          <table:table-cell office:value-type="string">
            <text:p>IB Times</text:p>
          </table:table-cell>
          <table:table-cell table:style-name="ce2" office:value-type="date" office:date-value="2016-02-25">
            <text:p>02/25/16</text:p>
          </table:table-cell>
          <table:table-cell office:value-type="string">
            <text:p>Blockchain experts provide contrasts and predictions on consensus protocol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blockcy.com/bitcoin-vault-making-bitcoin-theft-impossible</text:p>
          </table:table-cell>
          <table:table-cell office:value-type="string">
            <text:p>Blockcy</text:p>
          </table:table-cell>
          <table:table-cell table:style-name="ce2" office:value-type="date" office:date-value="2016-02-27">
            <text:p>02/27/16</text:p>
          </table:table-cell>
          <table:table-cell office:value-type="string">
            <text:p>No More Bitcoin Theft With This New Invention Says Professor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ewsbtc.com/2016/02/28/bitcoin-covenant-defense-bitcoin-theft/</text:p>
          </table:table-cell>
          <table:table-cell office:value-type="string">
            <text:p>News BTC</text:p>
          </table:table-cell>
          <table:table-cell table:style-name="ce2" office:value-type="date" office:date-value="2016-02-28">
            <text:p>02/28/16</text:p>
          </table:table-cell>
          <table:table-cell office:value-type="string">
            <text:p>The Bitcoin Covenant — Defense Against Bitcoin Theft !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the-bank-of-england-s-rscoin-an-experiment-for-central-banks-or-a-bitcoin-alternative-1459183955</text:p>
          </table:table-cell>
          <table:table-cell office:value-type="string">
            <text:p>Bitcoin Magazine</text:p>
          </table:table-cell>
          <table:table-cell table:style-name="ce2" office:value-type="date" office:date-value="2016-03-28">
            <text:p>03/28/16</text:p>
          </table:table-cell>
          <table:table-cell office:value-type="string">
            <text:p>The Bank of England’s RSCoin: An Experiment for Central Banks or a Bitcoin Alternative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news.cornell.edu/stories/2016/04/ithaca-pittsford-score-high-school-programming-contest</text:p>
          </table:table-cell>
          <table:table-cell office:value-type="string">
            <text:p>Cornell Chronicle</text:p>
          </table:table-cell>
          <table:table-cell table:style-name="ce2" office:value-type="date" office:date-value="2016-04-13">
            <text:p>04/13/16</text:p>
          </table:table-cell>
          <table:table-cell office:value-type="string">
            <text:p>Ithaca, Pittsford score in high school programming contes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table:style-name="ce1" office:value-type="string">
            <text:p>https://www.cryptocoinsnews.com/bitcoin-dev-peter-todd-forced-soft-forks-send-dangerous-message/</text:p>
          </table:table-cell>
          <table:table-cell office:value-type="string">
            <text:p>Reuters</text:p>
          </table:table-cell>
          <table:table-cell table:style-name="ce2" office:value-type="date" office:date-value="2016-04-15">
            <text:p>04/15/16</text:p>
          </table:table-cell>
          <table:table-cell office:value-type="string">
            <text:p>Bitcoin Dev Peter Todd: Soft Forks Send Dangerous Messag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usatoday.com/story/tech/2016/05/02/bitcoin-founder-identified/83813744/</text:p>
          </table:table-cell>
          <table:table-cell office:value-type="string">
            <text:p>USA Today</text:p>
          </table:table-cell>
          <table:table-cell table:style-name="ce2" office:value-type="date" office:date-value="2016-05-02">
            <text:p>05/02/16</text:p>
          </table:table-cell>
          <table:table-cell office:value-type="string">
            <text:p>Australian claims he is the founder of Bitcoi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wsj.com/articles/craig-wright-claims-he-is-bitcoin-inventor-satoshi-nakamoto-1462182349</text:p>
          </table:table-cell>
          <table:table-cell office:value-type="string">
            <text:p>Wall Street Journal</text:p>
          </table:table-cell>
          <table:table-cell table:style-name="ce2" office:value-type="date" office:date-value="2016-05-02">
            <text:p>05/02/16</text:p>
          </table:table-cell>
          <table:table-cell office:value-type="string">
            <text:p>Craig Wright Claims He Is Bitcoin Inventor ‘Satoshi Nakamoto'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theverge.com/2016/5/2/11566296/craig-steven-wright-satoshi-nakamoto-bitcoin-proof</text:p>
          </table:table-cell>
          <table:table-cell office:value-type="string">
            <text:p>The Verge</text:p>
          </table:table-cell>
          <table:table-cell table:style-name="ce2" office:value-type="date" office:date-value="2016-05-02">
            <text:p>05/02/16</text:p>
          </table:table-cell>
          <table:table-cell office:value-type="string">
            <text:p>The latest Bitcoin inventor claims don't add up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foxnews.com/tech/2016/05/02/us-military-proposes-secure-self-destructing-messaging-app.html</text:p>
          </table:table-cell>
          <table:table-cell office:value-type="string">
            <text:p>Fox News</text:p>
          </table:table-cell>
          <table:table-cell table:style-name="ce2" office:value-type="date" office:date-value="2016-05-02">
            <text:p>05/02/16</text:p>
          </table:table-cell>
          <table:table-cell office:value-type="string">
            <text:p>US military proposes secure, self-destructing messaging app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technologyreview.com/s/601371/will-the-real-satoshi-nakamoto-help-fix-bitcoin/</text:p>
          </table:table-cell>
          <table:table-cell office:value-type="string">
            <text:p>MIT Technology Review</text:p>
          </table:table-cell>
          <table:table-cell table:style-name="ce2" office:value-type="date" office:date-value="2016-05-02">
            <text:p>05/02/16</text:p>
          </table:table-cell>
          <table:table-cell office:value-type="string">
            <text:p>Will the Real Satoshi Nakamoto Help Fix Bitcoin?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techtimes.com/articles/155533/20160503/australian-computer-scientist-shows-proof-he-is-bitcoin-creator-satoshi-nakamoto.htm</text:p>
          </table:table-cell>
          <table:table-cell office:value-type="string">
            <text:p>Tech Times</text:p>
          </table:table-cell>
          <table:table-cell table:style-name="ce2" office:value-type="date" office:date-value="2016-05-03">
            <text:p>05/03/16</text:p>
          </table:table-cell>
          <table:table-cell office:value-type="string">
            <text:p>Australian Computer Scientist Shows Proof He Is Bitcoin Creator Satoshi Nakamoto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salon.com/2016/05/05/bitcoins_self_proclaimed_founder_backtracks/</text:p>
          </table:table-cell>
          <table:table-cell office:value-type="string">
            <text:p>Salon</text:p>
          </table:table-cell>
          <table:table-cell table:style-name="ce2" office:value-type="date" office:date-value="2016-05-05">
            <text:p>05/05/16</text:p>
          </table:table-cell>
          <table:table-cell office:value-type="string">
            <text:p>Bitcoin’s self-proclaimed founder backtrack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latimes.com/business/technology/la-fi-tn-bitcoin-founder-20160505-story.html</text:p>
          </table:table-cell>
          <table:table-cell office:value-type="string">
            <text:p>LA Times</text:p>
          </table:table-cell>
          <table:table-cell table:style-name="ce2" office:value-type="date" office:date-value="2016-05-05">
            <text:p>05/05/16</text:p>
          </table:table-cell>
          <table:table-cell office:value-type="string">
            <text:p>Bitcoin's self-proclaimed founder says he lacks 'courage' to give more proof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reuters.com/article/us-bitcoin-governance-idUSKCN0XX1WU</text:p>
          </table:table-cell>
          <table:table-cell office:value-type="string">
            <text:p>Reuters</text:p>
          </table:table-cell>
          <table:table-cell table:style-name="ce2" office:value-type="date" office:date-value="2016-05-06">
            <text:p>05/06/16</text:p>
          </table:table-cell>
          <table:table-cell office:value-type="string">
            <text:p>Bitcoin has a governance problem, no matter who created i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>
            <text:p>La Stampa</text:p>
          </table:table-cell>
          <table:table-cell table:style-name="ce2" office:value-type="date" office:date-value="2016-05-06">
            <text:p>05/06/16</text:p>
          </table:table-cell>
          <table:table-cell office:value-type="string">
            <text:p>Craig Wright non prova di essere Nakamoto, ma il mistero si infittisc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au.finance.yahoo.com/news/bitcoin-governance-problem-030107893.html</text:p>
          </table:table-cell>
          <table:table-cell office:value-type="string">
            <text:p>Yahoo</text:p>
          </table:table-cell>
          <table:table-cell table:style-name="ce2" office:value-type="date" office:date-value="2016-05-11">
            <text:p>05/11/16</text:p>
          </table:table-cell>
          <table:table-cell office:value-type="string">
            <text:p>Bitcoin has a governance problem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>
            <text:p>Forbes</text:p>
          </table:table-cell>
          <table:table-cell table:style-name="ce2" office:value-type="date" office:date-value="2016-05-18">
            <text:p>05/18/16</text:p>
          </table:table-cell>
          <table:table-cell office:value-type="string">
            <text:p>Leaderless Company Rakes In $133 Million – New Crowdfunding Rules Allow Startups To Raise $1 Million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amid-huge-fundraise-thedao-sparks-a-public-debate/</text:p>
          </table:table-cell>
          <table:table-cell office:value-type="string">
            <text:p>Coindesk</text:p>
          </table:table-cell>
          <table:table-cell table:style-name="ce2" office:value-type="date" office:date-value="2016-05-18">
            <text:p>05/18/16</text:p>
          </table:table-cell>
          <table:table-cell office:value-type="string">
            <text:p>Public Opinion Split As The DAO Rakes in Ethereum Funding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americanbanker.com/news/bank-technology/smart-contracts-a-tool-for-bank-lawyers-not-a-replacement-1081078-1.html</text:p>
          </table:table-cell>
          <table:table-cell office:value-type="string">
            <text:p>American Banker</text:p>
          </table:table-cell>
          <table:table-cell table:style-name="ce2" office:value-type="date" office:date-value="2016-05-19">
            <text:p>05/19/16</text:p>
          </table:table-cell>
          <table:table-cell office:value-type="string">
            <text:p>Smart Contracts: A Tool for Bank Lawyers, Not a Replacement</text:p>
          </table:table-cell>
          <table:table-cell office:value-type="string">
            <text:p>juels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independent.com/news/2016/may/23/computer-expert-raises-new-concerns-bitcoin-users/</text:p>
          </table:table-cell>
          <table:table-cell office:value-type="string">
            <text:p>Independent</text:p>
          </table:table-cell>
          <table:table-cell table:style-name="ce2" office:value-type="date" office:date-value="2016-05-23">
            <text:p>05/23/16</text:p>
          </table:table-cell>
          <table:table-cell office:value-type="string">
            <text:p>Computer Expert Raises New Concerns for Bitcoin User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newscientist.com/article/2090656-controversial-software-claims-to-tell-personality-from-your-face/</text:p>
          </table:table-cell>
          <table:table-cell office:value-type="string">
            <text:p>New Scientist</text:p>
          </table:table-cell>
          <table:table-cell table:style-name="ce2" office:value-type="date" office:date-value="2016-05-27">
            <text:p>05/27/16</text:p>
          </table:table-cell>
          <table:table-cell office:value-type="string">
            <text:p>Controversial software claims to tell personality from your fac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desk.com/kraken-dao-trading-critics-moratorium/</text:p>
          </table:table-cell>
          <table:table-cell office:value-type="string">
            <text:p>CoinDesk</text:p>
          </table:table-cell>
          <table:table-cell table:style-name="ce2" office:value-type="date" office:date-value="2016-05-27">
            <text:p>05/27/16</text:p>
          </table:table-cell>
          <table:table-cell office:value-type="string">
            <text:p>Kraken to Add DAO Trading as Critics Call for Moratorium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ytimes.com/2016/05/28/business/dealbook/paper-points-up-flaws-in-venture-fund-based-on-virtual-money.html?smid=tw-share&amp;_r=0</text:p>
          </table:table-cell>
          <table:table-cell office:value-type="string">
            <text:p>New York Times</text:p>
          </table:table-cell>
          <table:table-cell table:style-name="ce2" office:value-type="date" office:date-value="2016-05-27">
            <text:p>05/27/16</text:p>
          </table:table-cell>
          <table:table-cell office:value-type="string">
            <text:p>Paper Points Up Flaws in Venture Fund Based on Virtual Money - The New York Time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>
            <text:p>IEEE Spectrum</text:p>
          </table:table-cell>
          <table:table-cell table:style-name="ce2" office:value-type="date" office:date-value="2016-05-28">
            <text:p>05/28/16</text:p>
          </table:table-cell>
          <table:table-cell office:value-type="string">
            <text:p>Ethereum’s $150-Million Blockchain-Powered Fund Opens Just as Researchers Call For a Hal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bitcoinist.net/the-seven-sins-dao/</text:p>
          </table:table-cell>
          <table:table-cell office:value-type="string">
            <text:p>Bitcoinist</text:p>
          </table:table-cell>
          <table:table-cell table:style-name="ce2" office:value-type="date" office:date-value="2016-05-28">
            <text:p>05/28/16</text:p>
          </table:table-cell>
          <table:table-cell office:value-type="string">
            <text:p>The Seven Sins of the DAO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themerkle.com/a-group-of-researchers-call-for-a-temporary-moratorium-on-dao-proposals/</text:p>
          </table:table-cell>
          <table:table-cell office:value-type="string">
            <text:p>The Merkle</text:p>
          </table:table-cell>
          <table:table-cell table:style-name="ce2" office:value-type="date" office:date-value="2016-05-30">
            <text:p>05/30/16</text:p>
          </table:table-cell>
          <table:table-cell office:value-type="string">
            <text:p>A Group of Researchers Call For a Temporary Moratorium On DAO Proposals – The Merkle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fxnewscall.com/ethereum-problems-for-the-150-million-blockchain-powered-ethereum-fund/1940774/</text:p>
          </table:table-cell>
          <table:table-cell office:value-type="string">
            <text:p>Fx News Call</text:p>
          </table:table-cell>
          <table:table-cell table:style-name="ce2" office:value-type="date" office:date-value="2016-05-30">
            <text:p>05/30/16</text:p>
          </table:table-cell>
          <table:table-cell office:value-type="string">
            <text:p>Ethereum Problems For The $150 Million Blockchain Powered Ethereum Fund? - FX News Call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the-blockchain.com/2016/05/30/ethereums-blockchain-dao-fund-opens-critical-analysis-security-experts/</text:p>
          </table:table-cell>
          <table:table-cell office:value-type="string">
            <text:p>Blockchain News</text:p>
          </table:table-cell>
          <table:table-cell table:style-name="ce2" office:value-type="date" office:date-value="2016-05-30">
            <text:p>05/30/16</text:p>
          </table:table-cell>
          <table:table-cell office:value-type="string">
            <text:p>Ethereum's $150 Million Blockchain DAO Fund Opens To Critical Analysis by Security Experts - Blockchain News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qz.com/695033/the-dao-security-concerns-funded-by-ether/</text:p>
          </table:table-cell>
          <table:table-cell office:value-type="string">
            <text:p>Quartz</text:p>
          </table:table-cell>
          <table:table-cell table:style-name="ce2" office:value-type="date" office:date-value="2016-05-30">
            <text:p>05/30/16</text:p>
          </table:table-cell>
          <table:table-cell office:value-type="string">
            <text:p>Researchers point to possible security flaws in the DAO, the $150 million virtual-company experiment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journal.net/slock-security-proposal-dao-vlad-attacks/</text:p>
          </table:table-cell>
          <table:table-cell office:value-type="string">
            <text:p>CoinJournal</text:p>
          </table:table-cell>
          <table:table-cell table:style-name="ce2" office:value-type="date" office:date-value="2016-05-30">
            <text:p>05/30/16</text:p>
          </table:table-cell>
          <table:table-cell office:value-type="string">
            <text:p>Slock.it Submits Security Proposal to The DAO Amid ‘Vlad Attacks’ Concern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conotimes.com/Three-individuals-call-for-a-moratorium-to-prevent-losses-to-the-Ethereum-DAO-215220</text:p>
          </table:table-cell>
          <table:table-cell office:value-type="string">
            <text:p>EconoTimes</text:p>
          </table:table-cell>
          <table:table-cell table:style-name="ce2" office:value-type="date" office:date-value="2016-05-31">
            <text:p>05/31/16</text:p>
          </table:table-cell>
          <table:table-cell office:value-type="string">
            <text:p>Three individuals call for a moratorium to prevent losses to the Ethereum DAO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cryptocoinsnews.com/ethereum-dao-critics-call-for-a-moratorium/</text:p>
          </table:table-cell>
          <table:table-cell office:value-type="string">
            <text:p>CryptoCoinsNews</text:p>
          </table:table-cell>
          <table:table-cell table:style-name="ce2" office:value-type="date" office:date-value="2016-05-31">
            <text:p>05/31/16</text:p>
          </table:table-cell>
          <table:table-cell office:value-type="string">
            <text:p>Ethereum DAO Critics Call for a Moratorium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haaretz.co.il/captain/net/.premium-1.2961874</text:p>
          </table:table-cell>
          <table:table-cell office:value-type="string">
            <text:p>Haaretz</text:p>
          </table:table-cell>
          <table:table-cell table:style-name="ce2" office:value-type="date" office:date-value="2016-06-01">
            <text:p>06/01/16</text:p>
          </table:table-cell>
          <table:table-cell office:value-type="string">
            <text:p>DAO</text:p>
          </table:table-cell>
          <table:table-cell office:value-type="string">
            <text:p>sirer,eya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>
            <text:p>Silicon Angle</text:p>
          </table:table-cell>
          <table:table-cell table:style-name="ce2" office:value-type="date" office:date-value="2016-06-01">
            <text:p>06/01/16</text:p>
          </table:table-cell>
          <table:table-cell office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ewsbtc.com/2016/06/03/slock-releases-first-version-dao-proposal-framework/</text:p>
          </table:table-cell>
          <table:table-cell office:value-type="string">
            <text:p>News BTC</text:p>
          </table:table-cell>
          <table:table-cell table:style-name="ce2" office:value-type="date" office:date-value="2016-06-03">
            <text:p>06/03/16</text:p>
          </table:table-cell>
          <table:table-cell office:value-type="string">
            <text:p>Slock.it Releases First Version of DAO Proposal Framework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telegraph.com/news/social-kapital-goes-further-than-dao-in-security-concerns</text:p>
          </table:table-cell>
          <table:table-cell office:value-type="string">
            <text:p>Coin Telegraph</text:p>
          </table:table-cell>
          <table:table-cell table:style-name="ce2" office:value-type="date" office:date-value="2016-06-06">
            <text:p>06/06/16</text:p>
          </table:table-cell>
          <table:table-cell office:value-type="string">
            <text:p>Social Kapital Goes Further Than DAO in Security Concern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wired.com/2016/06/biggest-crowdfunding-project-ever-dao-mess/</text:p>
          </table:table-cell>
          <table:table-cell office:value-type="string">
            <text:p>Wired Magazine</text:p>
          </table:table-cell>
          <table:table-cell table:style-name="ce2" office:value-type="date" office:date-value="2016-06-06">
            <text:p>06/06/16</text:p>
          </table:table-cell>
          <table:table-cell office:value-type="string">
            <text:p>The Biggest Crowdfunding Project Ever—the DAO—Is Kind of a Mes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technologyreview.com/s/601643/companies-are-stockpiling-bitcoin-to-pay-off-cybercriminals/#/set/id/601637/</text:p>
          </table:table-cell>
          <table:table-cell office:value-type="string">
            <text:p>MIT Technology Review</text:p>
          </table:table-cell>
          <table:table-cell table:style-name="ce2" office:value-type="date" office:date-value="2016-06-07">
            <text:p>06/07/16</text:p>
          </table:table-cell>
          <table:table-cell office:value-type="string">
            <text:p>Companies Are Stockpiling Bitcoin to Pay Off Cybercriminal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news.softpedia.com/news/companies-are-stockpiling-bitcoin-in-case-they-get-infected-with-ransomware-504987.shtml</text:p>
          </table:table-cell>
          <table:table-cell office:value-type="string">
            <text:p>Softpedia</text:p>
          </table:table-cell>
          <table:table-cell table:style-name="ce2" office:value-type="date" office:date-value="2016-06-08">
            <text:p>06/08/16</text:p>
          </table:table-cell>
          <table:table-cell office:value-type="string">
            <text:p>Companies Are Stockpiling Bitcoin in Case They Get Infected with Ransomwar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bravenewcoin.com/news/large-uk-businesses-holding-bitcoin-to-pay-ransoms/</text:p>
          </table:table-cell>
          <table:table-cell office:value-type="string">
            <text:p>Brave New Coin</text:p>
          </table:table-cell>
          <table:table-cell table:style-name="ce2" office:value-type="date" office:date-value="2016-06-09">
            <text:p>06/09/16</text:p>
          </table:table-cell>
          <table:table-cell office:value-type="string">
            <text:p>Large UK businesses are holding bitcoin to pay ransom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telegraph.com/news/fixing-dao-will-take-months-communitys-response-is-crucial</text:p>
          </table:table-cell>
          <table:table-cell office:value-type="string">
            <text:p>Coin Telegraph</text:p>
          </table:table-cell>
          <table:table-cell table:style-name="ce2" office:value-type="date" office:date-value="2016-06-09">
            <text:p>06/09/16</text:p>
          </table:table-cell>
          <table:table-cell office:value-type="string">
            <text:p>Fixing DAO Will Take Months, Community’s Response Is Crucial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dao-can-keep-becoming-next-mt-gox/</text:p>
          </table:table-cell>
          <table:table-cell office:value-type="string">
            <text:p>CoinDesk</text:p>
          </table:table-cell>
          <table:table-cell table:style-name="ce2" office:value-type="date" office:date-value="2016-06-09">
            <text:p>06/09/16</text:p>
          </table:table-cell>
          <table:table-cell office:value-type="string">
            <text:p>Will The DAO Become Ethereum's Mt Gox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news.cornell.edu/stories/2016/06/new-cryptocurrency-introduces-new-risks</text:p>
          </table:table-cell>
          <table:table-cell office:value-type="string">
            <text:p>Cornell Chronicle</text:p>
          </table:table-cell>
          <table:table-cell table:style-name="ce2" office:value-type="date" office:date-value="2016-06-16">
            <text:p>06/16/16</text:p>
          </table:table-cell>
          <table:table-cell office:value-type="string">
            <text:p>New cryptocurrency introduces new risk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the-dao-is-closing-down/</text:p>
          </table:table-cell>
          <table:table-cell office:value-type="string">
            <text:p>CoinDesk</text:p>
          </table:table-cell>
          <table:table-cell table:style-name="ce2" office:value-type="date" office:date-value="2016-06-17">
            <text:p>06/17/16</text:p>
          </table:table-cell>
          <table:table-cell office:value-type="string">
            <text:p>The DAO is Closing Dow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ytimes.com/2016/06/18/business/dealbook/hacker-may-have-removed-more-than-50-million-from-experimental-cybercurrency-project.html</text:p>
          </table:table-cell>
          <table:table-cell office:value-type="string">
            <text:p>New York Times</text:p>
          </table:table-cell>
          <table:table-cell table:style-name="ce2" office:value-type="date" office:date-value="2016-06-17">
            <text:p>06/17/16</text:p>
          </table:table-cell>
          <table:table-cell office:value-type="string">
            <text:p>A Hacking of More Than $50 Million Dollars Dashes Hopes in the World of Virtual Currency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next.ft.com/content/591518a0-34df-11e6-ad39-3fee5ffe5b5b</text:p>
          </table:table-cell>
          <table:table-cell office:value-type="string">
            <text:p>Financial Times</text:p>
          </table:table-cell>
          <table:table-cell table:style-name="ce2" office:value-type="date" office:date-value="2016-06-17">
            <text:p>06/17/16</text:p>
          </table:table-cell>
          <table:table-cell office:value-type="string">
            <text:p>‘Ether’ brought to earth by theft of $50m in cryptocurrency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pcmag.com/news/345402/hacker-takes-50-million-worth-of-ether-a-rival-to-bitcoin</text:p>
          </table:table-cell>
          <table:table-cell office:value-type="string">
            <text:p>PC Magazine</text:p>
          </table:table-cell>
          <table:table-cell table:style-name="ce2" office:value-type="date" office:date-value="2016-06-17">
            <text:p>06/17/16</text:p>
          </table:table-cell>
          <table:table-cell office:value-type="string">
            <text:p>Hacker Takes $50 Million Worth of Ether, A Rival to Bitcoi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bitcoinist.net/the-explosion-dao/</text:p>
          </table:table-cell>
          <table:table-cell office:value-type="string">
            <text:p>Bitcoinist</text:p>
          </table:table-cell>
          <table:table-cell table:style-name="ce2" office:value-type="date" office:date-value="2016-06-17">
            <text:p>06/17/16</text:p>
          </table:table-cell>
          <table:table-cell office:value-type="string">
            <text:p>The Explosion of the DAO, Over 3 Million Ether Stole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technologyreview.com/s/601724/80-million-hack-shows-the-dangers-of-programmable-money/</text:p>
          </table:table-cell>
          <table:table-cell office:value-type="string">
            <text:p>MIT Technology Review</text:p>
          </table:table-cell>
          <table:table-cell table:style-name="ce2" office:value-type="date" office:date-value="2016-06-18">
            <text:p>06/18/16</text:p>
          </table:table-cell>
          <table:table-cell office:value-type="string">
            <text:p>$80 Million Hack Shows the Dangers of Programmable Money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wired.com/2016/06/50-million-hack-just-showed-dao-human/</text:p>
          </table:table-cell>
          <table:table-cell office:value-type="string">
            <text:p>Wired Magazine</text:p>
          </table:table-cell>
          <table:table-cell table:style-name="ce2" office:value-type="date" office:date-value="2016-06-18">
            <text:p>06/18/16</text:p>
          </table:table-cell>
          <table:table-cell office:value-type="string">
            <text:p>A $50 Million Hack Just Showed That the DAO Was All Too Huma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cryptocoinsnews.com/dao-shambles-wake-call-entire-ecosystem/</text:p>
          </table:table-cell>
          <table:table-cell office:value-type="string">
            <text:p>CryptoCoinsNews</text:p>
          </table:table-cell>
          <table:table-cell table:style-name="ce2" office:value-type="date" office:date-value="2016-06-19">
            <text:p>06/19/16</text:p>
          </table:table-cell>
          <table:table-cell office:value-type="string">
            <text:p>The DAO Shambles is a Wake up Call for the Entire Ecosystem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forbes.com/sites/francescoppola/2016/06/20/the-dao-hacking-shows-that-coders-are-not-infallible/#fb044a4125dc</text:p>
          </table:table-cell>
          <table:table-cell office:value-type="string">
            <text:p>Forbes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The DAO Hacking Shows That Coders Are Not Infallible</text:p>
          </table:table-cell>
          <table:table-cell office:value-type="string">
            <text:p>daian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zeit.de/digital/internet/2016-06/the-dao-blockchain-ether-hack</text:p>
          </table:table-cell>
          <table:table-cell office:value-type="string">
            <text:p>Die Zeit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Und plötzlich fehlen 50 Millionen Dolla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mputing.co.uk/ctg/news/2462011/doa-hacker-syphons-off-gbp30m-in-crypto-currency-ethereum</text:p>
          </table:table-cell>
          <table:table-cell office:value-type="string">
            <text:p>Computing Magazine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DAO hacker syphons off £30m in crypto-currency Ethereum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io.com/article/3086207/cloud-computing/a-blockchain-smart-contract-could-cost-investors-millions.html</text:p>
          </table:table-cell>
          <table:table-cell office:value-type="string">
            <text:p>CIO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A blockchain 'smart contract' could cost investors million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zdnet.be/nieuws/182551/hacker-claimt-rechtmatig-bezit-van-53-miljoen-dollar-gestolen-cryptogeld/</text:p>
          </table:table-cell>
          <table:table-cell office:value-type="string">
            <text:p>ZDNet.be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Hacker claimt rechtmatig bezit 53 miljoen dollar gestolen cryptogeld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linformaticien.com/actualites/id/40863/la-cryptomonnaie-ether-victime-d-un-piratage-massif.aspx</text:p>
          </table:table-cell>
          <table:table-cell office:value-type="string">
            <text:p>L\'Informaticien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La cryptomonnaie Ether victime d’un piratage massif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agoravox.fr/tribune-libre/article/le-detournement-de-50-millions-de-182063</text:p>
          </table:table-cell>
          <table:table-cell office:value-type="string">
            <text:p>AgoraVox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Le détournement de 50 millions de dollars sape à la base l’émule du Bitcoi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programmez.com/actualites/piratage-de-thedao-50-millions-de-dollars-virtuels-reellement-derobes-24522</text:p>
          </table:table-cell>
          <table:table-cell office:value-type="string">
            <text:p>Programmez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Piratage de TheDAO : 50 millions de dollars virtuels réellement dérobé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haaretz.co.il/captain/net/.premium-1.2981022</text:p>
          </table:table-cell>
          <table:table-cell office:value-type="string">
            <text:p>Haaretz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50 מיליון דולר נשאבו, וב-Dao מגלים את המגבלות של אוטופיה מתוכנתת </text:p>
          </table:table-cell>
          <table:table-cell office:value-type="string">
            <text:p>sirer 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pcworld.com/article/3086211/a-blockchain-smart-contract-could-cost-investors-millions.html</text:p>
          </table:table-cell>
          <table:table-cell office:value-type="string">
            <text:p>PC World</text:p>
          </table:table-cell>
          <table:table-cell table:style-name="ce2" office:value-type="date" office:date-value="2016-06-20">
            <text:p>06/20/16</text:p>
          </table:table-cell>
          <table:table-cell office:value-type="string">
            <text:p>A blockchain 'smart contract' could cost investors million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a-legal-analysis-of-the-dao-exploit-and-possible-investor-rights-1466524659</text:p>
          </table:table-cell>
          <table:table-cell office:value-type="string">
            <text:p>Bitcoin Magazine</text:p>
          </table:table-cell>
          <table:table-cell table:style-name="ce2" office:value-type="date" office:date-value="2016-06-21">
            <text:p>06/21/16</text:p>
          </table:table-cell>
          <table:table-cell office:value-type="string">
            <text:p>A Legal Analysis of the DAO Exploit and Possible Investor Right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techworld.com.au/article/602102/blockchain-smart-contract-could-cost-investors-millions/</text:p>
          </table:table-cell>
          <table:table-cell office:value-type="string">
            <text:p>TechWorld Australia</text:p>
          </table:table-cell>
          <table:table-cell table:style-name="ce2" office:value-type="date" office:date-value="2016-06-21">
            <text:p>06/21/16</text:p>
          </table:table-cell>
          <table:table-cell office:value-type="string">
            <text:p>A blockchain 'smart contract' could cost investors million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can-learn-dao/</text:p>
          </table:table-cell>
          <table:table-cell office:value-type="string">
            <text:p>CoinDesk</text:p>
          </table:table-cell>
          <table:table-cell table:style-name="ce2" office:value-type="date" office:date-value="2016-06-21">
            <text:p>06/21/16</text:p>
          </table:table-cell>
          <table:table-cell office:value-type="string">
            <text:p>What We Can Learn From the DAO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bbc.com/news/technology-36585930</text:p>
          </table:table-cell>
          <table:table-cell office:value-type="string">
            <text:p>BBC</text:p>
          </table:table-cell>
          <table:table-cell table:style-name="ce2" office:value-type="date" office:date-value="2016-06-21">
            <text:p>06/21/16</text:p>
          </table:table-cell>
          <table:table-cell office:value-type="string">
            <text:p>Hack attack drains start-up investment fund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nasdaq.com/article/a-legal-analysis-of-the-dao-exploit-and-possible-investor-rights-cm638561</text:p>
          </table:table-cell>
          <table:table-cell office:value-type="string">
            <text:p>NASDAQ</text:p>
          </table:table-cell>
          <table:table-cell table:style-name="ce2" office:value-type="date" office:date-value="2016-06-21">
            <text:p>06/21/16</text:p>
          </table:table-cell>
          <table:table-cell office:value-type="string">
            <text:p>A Legal Analysis of the DAO Exploit and Possible Investor Right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sueddeutsche.de/digital/the-dao-millionen-dollar-raub-spaltet-verfechter-von-kryptowaehrung-1.3044097</text:p>
          </table:table-cell>
          <table:table-cell office:value-type="string">
            <text:p>Süddeutche Zeitung</text:p>
          </table:table-cell>
          <table:table-cell table:style-name="ce2" office:value-type="date" office:date-value="2016-06-21">
            <text:p>06/21/16</text:p>
          </table:table-cell>
          <table:table-cell office:value-type="string">
            <text:p>53-Millionen-Dollar-Raub spaltet Verfechter von Kryptowährung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cornell-prof-discovered-dao-vulnerability-reveals-10-exploits/</text:p>
          </table:table-cell>
          <table:table-cell office:value-type="string">
            <text:p>CoinDesk</text:p>
          </table:table-cell>
          <table:table-cell table:style-name="ce2" office:value-type="date" office:date-value="2016-06-22">
            <text:p>06/22/16</text:p>
          </table:table-cell>
          <table:table-cell office:value-type="string">
            <text:p>Cornell Professor Calls for 'DAO 2.0' Movemen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cryptoscope.blogspot.com/2016/06/20.html</text:p>
          </table:table-cell>
          <table:table-cell office:value-type="string">
            <text:p>Cryptoscope</text:p>
          </table:table-cell>
          <table:table-cell table:style-name="ce2" office:value-type="date" office:date-value="2016-06-23">
            <text:p>06/23/16</text:p>
          </table:table-cell>
          <table:table-cell office:value-type="string">
            <text:p>Эмин Гюн Сирер: ДАО 2.0 должна быть продумана более тщательно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conomist.com/news/finance-and-economics/21701136-cyber-attacker-outsmarts-smart-contract-theft-property</text:p>
          </table:table-cell>
          <table:table-cell office:value-type="string">
            <text:p>The Economist</text:p>
          </table:table-cell>
          <table:table-cell table:style-name="ce2" office:value-type="date" office:date-value="2016-06-25">
            <text:p>06/25/16</text:p>
          </table:table-cell>
          <table:table-cell office:value-type="string">
            <text:p>Theft is Property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bitcoinist.net/dao-soft-fork-ethereum-vulnerable/</text:p>
          </table:table-cell>
          <table:table-cell office:value-type="string">
            <text:p>Bitcoinist</text:p>
          </table:table-cell>
          <table:table-cell table:style-name="ce2" office:value-type="date" office:date-value="2016-06-28">
            <text:p>06/28/16</text:p>
          </table:table-cell>
          <table:table-cell office:value-type="string">
            <text:p>DAO Wars Soft Fork Makes Ethereum Blockchain Vulnerabl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ytimes.com/2016/07/03/business/dealbook/bitcoin-china.html?smid=tw-share</text:p>
          </table:table-cell>
          <table:table-cell office:value-type="string">
            <text:p>New York Times</text:p>
          </table:table-cell>
          <table:table-cell table:style-name="ce2" office:value-type="date" office:date-value="2016-06-28">
            <text:p>06/28/16</text:p>
          </table:table-cell>
          <table:table-cell office:value-type="string">
            <text:p>How China Took Center Stage in Bitcoin's Civil Wa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cryptocoinsnews.com/ethereum-crises-deepens-softfork-hardfork-decision-just-16-days/</text:p>
          </table:table-cell>
          <table:table-cell office:value-type="string">
            <text:p>CryptoCoinsNews</text:p>
          </table:table-cell>
          <table:table-cell table:style-name="ce2" office:value-type="date" office:date-value="2016-06-29">
            <text:p>06/29/16</text:p>
          </table:table-cell>
          <table:table-cell office:value-type="string">
            <text:p>Ethereum Crises Deepens; SoftFork Out, HardFork Decision in Just 16 Day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>
            <text:p>London Review of Books</text:p>
          </table:table-cell>
          <table:table-cell table:style-name="ce2" office:value-type="date" office:date-value="2016-06-30">
            <text:p>06/30/16</text:p>
          </table:table-cell>
          <table:table-cell office:value-type="string">
            <text:p>The Satoshi Affai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inverse.com/article/17788-dao-53-million-stolen-ethereum-hack-bitcoin-cryptocurrency-code-ether-july-14</text:p>
          </table:table-cell>
          <table:table-cell office:value-type="string">
            <text:p>Inverse</text:p>
          </table:table-cell>
          <table:table-cell table:style-name="ce2" office:value-type="date" office:date-value="2016-06-30">
            <text:p>06/30/16</text:p>
          </table:table-cell>
          <table:table-cell office:value-type="string">
            <text:p>Ethereum's Coders Race to Recover Their Stolen $53 Millio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theverge.com/2016/6/30/12068258/ethereum-dao-heist-theft-cryptocurrency-53-million</text:p>
          </table:table-cell>
          <table:table-cell office:value-type="string">
            <text:p>The Verge</text:p>
          </table:table-cell>
          <table:table-cell table:style-name="ce2" office:value-type="date" office:date-value="2016-06-30">
            <text:p>06/30/16</text:p>
          </table:table-cell>
          <table:table-cell office:value-type="string">
            <text:p>Time is running out to stop a $53 million cryptocurrency heis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techcrunch.com/2016/07/02/the-only-thing-that-really-worried-me-was-the-ether/</text:p>
          </table:table-cell>
          <table:table-cell office:value-type="string">
            <text:p>TechCrunch</text:p>
          </table:table-cell>
          <table:table-cell table:style-name="ce2" office:value-type="date" office:date-value="2016-07-02">
            <text:p>07/02/16</text:p>
          </table:table-cell>
          <table:table-cell office:value-type="string">
            <text:p>A brief history of cryptocurrency drama, or, what could possibly DAO wrong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straitstimes.com/asia/east-asia/bitcoins-just-a-bit-confused</text:p>
          </table:table-cell>
          <table:table-cell office:value-type="string">
            <text:p>Straits Times</text:p>
          </table:table-cell>
          <table:table-cell table:style-name="ce2" office:value-type="date" office:date-value="2016-07-03">
            <text:p>07/03/16</text:p>
          </table:table-cell>
          <table:table-cell office:value-type="string">
            <text:p>Bitcoin's just a bit confused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ibtimes.co.uk/ethereums-vitalik-buterin-democratic-hard-fork-proves-mining-oligopoly-cannot-engage-censorship-1569079</text:p>
          </table:table-cell>
          <table:table-cell office:value-type="string">
            <text:p>International Business Times</text:p>
          </table:table-cell>
          <table:table-cell table:style-name="ce2" office:value-type="date" office:date-value="2016-07-05">
            <text:p>07/05/16</text:p>
          </table:table-cell>
          <table:table-cell office:value-type="string">
            <text:p>Democratic hard fork proves a mining oligopoly cannot engage in censorship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ahead-bitcoin-halving-51-attack-risks-reappear/</text:p>
          </table:table-cell>
          <table:table-cell office:value-type="string">
            <text:p>CoinDesk</text:p>
          </table:table-cell>
          <table:table-cell table:style-name="ce2" office:value-type="date" office:date-value="2016-07-06">
            <text:p>07/06/16</text:p>
          </table:table-cell>
          <table:table-cell office:value-type="string">
            <text:p>As Bitcoin Halving Approaches, 51% Attack Question Resurface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conotimes.com/ETH-USD-slightly-recovers-as-Ethereum-community-focuses-on-hard-fork-decision-232292</text:p>
          </table:table-cell>
          <table:table-cell office:value-type="string">
            <text:p>EconoTimes</text:p>
          </table:table-cell>
          <table:table-cell table:style-name="ce2" office:value-type="date" office:date-value="2016-07-06">
            <text:p>07/06/16</text:p>
          </table:table-cell>
          <table:table-cell office:value-type="string">
            <text:p>ETH/USD slightly recovers as Ethereum community focuses on hard fork decisio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renowned-futurists-merkle-hanson-on-the-future-of-government-using-daos-and-prediction-markets-1468009940</text:p>
          </table:table-cell>
          <table:table-cell office:value-type="string">
            <text:p>Bitcoin Magazine</text:p>
          </table:table-cell>
          <table:table-cell table:style-name="ce2" office:value-type="date" office:date-value="2016-07-08">
            <text:p>07/08/16</text:p>
          </table:table-cell>
          <table:table-cell office:value-type="string">
            <text:p>Renowned Futurists Merkle, Hanson on the Future of Government Using DAOs and Prediction Market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author-daos-original-code-minimize-regulatory-backlash/</text:p>
          </table:table-cell>
          <table:table-cell office:value-type="string">
            <text:p>CoinDesk</text:p>
          </table:table-cell>
          <table:table-cell table:style-name="ce2" office:value-type="date" office:date-value="2016-07-13">
            <text:p>07/13/16</text:p>
          </table:table-cell>
          <table:table-cell office:value-type="string">
            <text:p>The DAO Crisis: Or How Vigilantism and Blockchain Democracy Became the Best Hope for Burned Investor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coinjournal.net/smart-contract-disasters-may-inevitable-ethereum/</text:p>
          </table:table-cell>
          <table:table-cell office:value-type="string">
            <text:p>Coin Journal</text:p>
          </table:table-cell>
          <table:table-cell table:style-name="ce2" office:value-type="date" office:date-value="2016-07-13">
            <text:p>07/13/16</text:p>
          </table:table-cell>
          <table:table-cell office:value-type="string">
            <text:p>More Smart Contract Disasters May Be Inevitable for Ethereum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motherboard.vice.com/read/the-biggest-hacker-whodunnit-of-the-summer</text:p>
          </table:table-cell>
          <table:table-cell office:value-type="string">
            <text:p>Vice</text:p>
          </table:table-cell>
          <table:table-cell table:style-name="ce2" office:value-type="date" office:date-value="2016-07-14">
            <text:p>07/14/16</text:p>
          </table:table-cell>
          <table:table-cell office:value-type="string">
            <text:p>The Biggest Hacker Whodunnit of the Summe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itworldcanada.com/article/as-a-blockchain-based-project-teeters-questions-about-the-technologys-security/385033</text:p>
          </table:table-cell>
          <table:table-cell office:value-type="string">
            <text:p>IT World Canada</text:p>
          </table:table-cell>
          <table:table-cell table:style-name="ce2" office:value-type="date" office:date-value="2016-07-18">
            <text:p>07/18/16</text:p>
          </table:table-cell>
          <table:table-cell office:value-type="string">
            <text:p>As a blockchain-based project teeters, questions about the technology’s security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qz.com/730004/everything-you-need-to-know-about-the-ethereum-hard-fork/</text:p>
          </table:table-cell>
          <table:table-cell office:value-type="string">
            <text:p>Quartz</text:p>
          </table:table-cell>
          <table:table-cell table:style-name="ce2" office:value-type="date" office:date-value="2016-07-18">
            <text:p>07/18/16</text:p>
          </table:table-cell>
          <table:table-cell office:value-type="string">
            <text:p>Everything you need to know about the Ethereum “hard fork”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conotimes.com/IC3-and-Ethereum-Foundation-organize-cryptocurrency-week-long-boot-camp-237866</text:p>
          </table:table-cell>
          <table:table-cell office:value-type="string">
            <text:p>EconoTimes</text:p>
          </table:table-cell>
          <table:table-cell table:style-name="ce2" office:value-type="date" office:date-value="2016-07-19">
            <text:p>07/19/16</text:p>
          </table:table-cell>
          <table:table-cell office:value-type="string">
            <text:p>IC3 and Ethereum Foundation organize cryptocurrency week-long boot camp</text:p>
          </table:table-cell>
          <table:table-cell office:value-type="string">
            <text:p>eyal,mill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motherboard.vice.com/read/ethereum-56m-hacker-the-dao-vitalik-buterin-hard-fork</text:p>
          </table:table-cell>
          <table:table-cell office:value-type="string">
            <text:p>Vice</text:p>
          </table:table-cell>
          <table:table-cell table:style-name="ce2" office:value-type="date" office:date-value="2016-07-20">
            <text:p>07/20/16</text:p>
          </table:table-cell>
          <table:table-cell office:value-type="string">
            <text:p>Ethereum Inventor: We Got ‘Very Lucky’ In Gamble to Save $56M From Hacker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cornell-professor-calls-hard-fork-rite-passage-ethereum/</text:p>
          </table:table-cell>
          <table:table-cell office:value-type="string">
            <text:p>CoinDesk</text:p>
          </table:table-cell>
          <table:table-cell table:style-name="ce2" office:value-type="date" office:date-value="2016-07-20">
            <text:p>07/20/16</text:p>
          </table:table-cell>
          <table:table-cell office:value-type="string">
            <text:p>DAO Critic Defends Ethereum Hard Fork as 'Rite of Passage'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americanbanker.com/news/bank-technology/they-might-be-smart-but-these-contracts-need-to-be-more-secure-1090319-1.html</text:p>
          </table:table-cell>
          <table:table-cell office:value-type="string">
            <text:p>American Banker</text:p>
          </table:table-cell>
          <table:table-cell table:style-name="ce2" office:value-type="date" office:date-value="2016-07-21">
            <text:p>07/21/16</text:p>
          </table:table-cell>
          <table:table-cell office:value-type="string">
            <text:p>They Might Be Smart, But These Contracts Need to Be More Secur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bitcoin-core-ethereum-hard-fork-unsettling-precedent/</text:p>
          </table:table-cell>
          <table:table-cell office:value-type="string">
            <text:p>CoinDesk</text:p>
          </table:table-cell>
          <table:table-cell table:style-name="ce2" office:value-type="date" office:date-value="2016-07-22">
            <text:p>07/22/16</text:p>
          </table:table-cell>
          <table:table-cell office:value-type="string">
            <text:p>Bitcoin Developers Warn Ethereum Fork Sets Unsettling Preceden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avc.com/2016/07/hard-forks/</text:p>
          </table:table-cell>
          <table:table-cell office:value-type="string">
            <text:p>A VC</text:p>
          </table:table-cell>
          <table:table-cell table:style-name="ce2" office:value-type="date" office:date-value="2016-07-22">
            <text:p>07/22/16</text:p>
          </table:table-cell>
          <table:table-cell office:value-type="string">
            <text:p>Hard Fork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thefinancialrevolutionist.com/weekly-briefing/2016/7/23/blockchain-2016-doers-dust-kickers-and-crazy-haired-guys</text:p>
          </table:table-cell>
          <table:table-cell office:value-type="string">
            <text:p>The Financial Revolutionist</text:p>
          </table:table-cell>
          <table:table-cell table:style-name="ce2" office:value-type="date" office:date-value="2016-07-23">
            <text:p>07/23/16</text:p>
          </table:table-cell>
          <table:table-cell office:value-type="string">
            <text:p>Blockchain 2016: Doers, Dust Kickers and Crazy-Haired Guy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cryptocoinsnews.com/how-to-make-bitcoin-thefts-impossible/</text:p>
          </table:table-cell>
          <table:table-cell office:value-type="string">
            <text:p>CryptoCoinsNews</text:p>
          </table:table-cell>
          <table:table-cell table:style-name="ce2" office:value-type="date" office:date-value="2016-08-03">
            <text:p>08/03/16</text:p>
          </table:table-cell>
          <table:table-cell office:value-type="string">
            <text:p>How to Make Bitcoin Thefts Impossibl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scmagazineuk.com/hackers-have-stolen-49-million-worth-of-bitcoins/article/513724/</text:p>
          </table:table-cell>
          <table:table-cell office:value-type="string">
            <text:p>SC Magazine</text:p>
          </table:table-cell>
          <table:table-cell table:style-name="ce2" office:value-type="date" office:date-value="2016-08-03">
            <text:p>08/03/16</text:p>
          </table:table-cell>
          <table:table-cell office:value-type="string">
            <text:p>Hackers have stolen £49 million worth of bitcoin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gizmodo.com/hackers-steal-72-million-in-bitcoin-from-honk-kong-exc-1784757592</text:p>
          </table:table-cell>
          <table:table-cell office:value-type="string">
            <text:p>Gizmodo</text:p>
          </table:table-cell>
          <table:table-cell table:style-name="ce2" office:value-type="date" office:date-value="2016-08-03">
            <text:p>08/03/16</text:p>
          </table:table-cell>
          <table:table-cell office:value-type="string">
            <text:p>Hackers Steal $72 Million in Bitcoin From Hong Kong Exchang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qz.com/749789/bitcoin-exchanges-cant-stop-getting-hacked-no-matter-what-security-system-they-use/</text:p>
          </table:table-cell>
          <table:table-cell office:value-type="string">
            <text:p>Quartz</text:p>
          </table:table-cell>
          <table:table-cell table:style-name="ce2" office:value-type="date" office:date-value="2016-08-04">
            <text:p>08/04/16</text:p>
          </table:table-cell>
          <table:table-cell office:value-type="string">
            <text:p>Bitcoin exchanges can’t stop getting hacked, no matter what security system they us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americanbanker.com/news/law-regulation/did-regulatory-meddling-cause-bitfinex-hack-1090569-1.html</text:p>
          </table:table-cell>
          <table:table-cell office:value-type="string">
            <text:p>American Banker</text:p>
          </table:table-cell>
          <table:table-cell table:style-name="ce2" office:value-type="date" office:date-value="2016-08-04">
            <text:p>08/04/16</text:p>
          </table:table-cell>
          <table:table-cell office:value-type="string">
            <text:p>Did Regulatory Meddling Cause Bitfinex Hack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motherboard.vice.com/read/a-bizarre-60k-bitcoin-giveaway-is-most-likely-a-twisted-fake-lottery-bitfinex-hack-rekcahxfb</text:p>
          </table:table-cell>
          <table:table-cell office:value-type="string">
            <text:p>Vice</text:p>
          </table:table-cell>
          <table:table-cell table:style-name="ce2" office:value-type="date" office:date-value="2016-08-05">
            <text:p>08/05/16</text:p>
          </table:table-cell>
          <table:table-cell office:value-type="string">
            <text:p>A Bizarre $600K Bitcoin Giveaway Is Most Likely a Twisted Fake Lottery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cryptocoinsnews.com/bitfinexs-ceo-seemingly-tried-start-ponzi-scheme/</text:p>
          </table:table-cell>
          <table:table-cell office:value-type="string">
            <text:p>CryptoCoinsNews</text:p>
          </table:table-cell>
          <table:table-cell table:style-name="ce2" office:value-type="date" office:date-value="2016-08-06">
            <text:p>08/06/16</text:p>
          </table:table-cell>
          <table:table-cell office:value-type="string">
            <text:p>Bitfinex’s Founder Seemingly Tried to Start a Ponzi Schem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bbc.com/news/technology-37009319</text:p>
          </table:table-cell>
          <table:table-cell office:value-type="string">
            <text:p>BBC</text:p>
          </table:table-cell>
          <table:table-cell table:style-name="ce2" office:value-type="date" office:date-value="2016-08-07">
            <text:p>08/07/16</text:p>
          </table:table-cell>
          <table:table-cell office:value-type="string">
            <text:p>Bitfinex users to share 36% of bitcoin losses after hack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cointelegraph.com/news/will-bitfinexs-loss-socialization-hold-up-in-court</text:p>
          </table:table-cell>
          <table:table-cell office:value-type="string">
            <text:p>Coin Telegraph</text:p>
          </table:table-cell>
          <table:table-cell table:style-name="ce2" office:value-type="date" office:date-value="2016-08-08">
            <text:p>08/08/16</text:p>
          </table:table-cell>
          <table:table-cell office:value-type="string">
            <text:p>Will Bitfinex's "Loss Socialization" Hold Up in Court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fortune.com/2016/08/08/bitcoin-hack-exchange/</text:p>
          </table:table-cell>
          <table:table-cell office:value-type="string">
            <text:p>Fortune</text:p>
          </table:table-cell>
          <table:table-cell table:style-name="ce2" office:value-type="date" office:date-value="2016-08-08">
            <text:p>08/08/16</text:p>
          </table:table-cell>
          <table:table-cell office:value-type="string">
            <text:p>Every User of This Hacked Bitcoin Exchange Is About to Lose 36% From Their Accoun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nasdaq.com/article/how-to-secure-bitcoin-exchanges-or-why-all-hope-is-not-lost-cm662716</text:p>
          </table:table-cell>
          <table:table-cell office:value-type="string">
            <text:p>NASDAQ</text:p>
          </table:table-cell>
          <table:table-cell table:style-name="ce2" office:value-type="date" office:date-value="2016-08-09">
            <text:p>08/09/16</text:p>
          </table:table-cell>
          <table:table-cell office:value-type="string">
            <text:p>How to Secure Bitcoin Exchanges, or Why All Hope Is Not Los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econotimes.com/Experts-deliberate-over-security-of-cryptocurrency-funds-260540</text:p>
          </table:table-cell>
          <table:table-cell office:value-type="string">
            <text:p>EconoTimes</text:p>
          </table:table-cell>
          <table:table-cell table:style-name="ce2" office:value-type="date" office:date-value="2016-08-09">
            <text:p>08/09/16</text:p>
          </table:table-cell>
          <table:table-cell office:value-type="string">
            <text:p>Experts deliberate over security of cryptocurrency fund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bitcoinmagazine.com/articles/how-to-secure-bitcoin-exchanges-or-why-all-hope-is-not-lost-1470764032</text:p>
          </table:table-cell>
          <table:table-cell office:value-type="string">
            <text:p>Bitcoin Magazine</text:p>
          </table:table-cell>
          <table:table-cell table:style-name="ce2" office:value-type="date" office:date-value="2016-08-09">
            <text:p>08/09/16</text:p>
          </table:table-cell>
          <table:table-cell office:value-type="string">
            <text:p>How to Secure Bitcoin Exchanges, or Why All Hope Is Not Los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bitcoinist.net/chain-inc-announces-partnership-with-the-initiative-for-cryptocurrency-and-contracts/</text:p>
          </table:table-cell>
          <table:table-cell office:value-type="string">
            <text:p>Bitcoinist</text:p>
          </table:table-cell>
          <table:table-cell table:style-name="ce2" office:value-type="date" office:date-value="2016-08-11">
            <text:p>08/11/16</text:p>
          </table:table-cell>
          <table:table-cell office:value-type="string">
            <text:p>Chain Inc. Announces Partnership with the Initiative for Cryptocurrency and Contracts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finextra.com/pressarticle/65667/chain-partners-initiative-for-cryptocurrency-and-contracts</text:p>
          </table:table-cell>
          <table:table-cell office:value-type="string">
            <text:p>FinExtra</text:p>
          </table:table-cell>
          <table:table-cell table:style-name="ce2" office:value-type="date" office:date-value="2016-08-11">
            <text:p>08/11/16</text:p>
          </table:table-cell>
          <table:table-cell office:value-type="string">
            <text:p>Chain partners Initiative for Cryptocurrency and Contracts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cointelegraph.com/news/bitfinex-offers-35-million-bounty-for-stolen-bitcoin</text:p>
          </table:table-cell>
          <table:table-cell office:value-type="string">
            <text:p>Coin Telegraph</text:p>
          </table:table-cell>
          <table:table-cell table:style-name="ce2" office:value-type="date" office:date-value="2016-08-12">
            <text:p>08/12/16</text:p>
          </table:table-cell>
          <table:table-cell office:value-type="string">
            <text:p>Bitfinex Offers $3.5 Million Bounty for Stolen Bitcoi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financemagnates.com/cryptocurrency/news/chain-joins-top-universities-initiative-for-cryptocurrency-and-contracts/</text:p>
          </table:table-cell>
          <table:table-cell office:value-type="string">
            <text:p>Finance Magnates</text:p>
          </table:table-cell>
          <table:table-cell table:style-name="ce2" office:value-type="date" office:date-value="2016-08-14">
            <text:p>08/14/16</text:p>
          </table:table-cell>
          <table:table-cell office:value-type="string">
            <text:p>Chain Joins Top Universities’ Initiative for Cryptocurrency and Contracts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motherboard.vice.com/read/was-a-bizarre-600k-bitcoin-lottery-really-a-marriage-proposal-rekcahxfb</text:p>
          </table:table-cell>
          <table:table-cell office:value-type="string">
            <text:p>Vice</text:p>
          </table:table-cell>
          <table:table-cell table:style-name="ce2" office:value-type="date" office:date-value="2016-08-16">
            <text:p>08/16/16</text:p>
          </table:table-cell>
          <table:table-cell office:value-type="string">
            <text:p>Was a Bizarre $600K Bitcoin Lottery Really a Marriage Proposal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coindesk.com/wish-ethereum-classic-quick-painless-death/</text:p>
          </table:table-cell>
          <table:table-cell office:value-type="string">
            <text:p>CoinDesk</text:p>
          </table:table-cell>
          <table:table-cell table:style-name="ce2" office:value-type="date" office:date-value="2016-08-17">
            <text:p>08/17/16</text:p>
          </table:table-cell>
          <table:table-cell office:value-type="string">
            <text:p>Why Ethereum Classic Must Di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bloomberg.com/news/articles/2016-08-17/the-wretched-endless-cycle-of-bitcoin-hacks</text:p>
          </table:table-cell>
          <table:table-cell office:value-type="string">
            <text:p>Bloomberg</text:p>
          </table:table-cell>
          <table:table-cell table:style-name="ce2" office:value-type="date" office:date-value="2016-08-18">
            <text:p>08/18/16</text:p>
          </table:table-cell>
          <table:table-cell office:value-type="string">
            <text:p>The Wretched, Endless Cycle of Bitcoin Hack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heatst.com/biz/bitcoin-isnt-the-safe-store-of-wealth-everyone-thinks-it-is/</text:p>
          </table:table-cell>
          <table:table-cell office:value-type="string">
            <text:p>Heatstreet</text:p>
          </table:table-cell>
          <table:table-cell table:style-name="ce2" office:value-type="date" office:date-value="2016-08-19">
            <text:p>08/19/16</text:p>
          </table:table-cell>
          <table:table-cell office:value-type="string">
            <text:p>Bitcoin Isn’t the Safe Store of Wealth Everyone Thinks It Is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cryptocoinsnews.com/bitfinexs-lesson-has-the-time-for-regulation-arrived/</text:p>
          </table:table-cell>
          <table:table-cell office:value-type="string">
            <text:p>CryptoCoinsNews</text:p>
          </table:table-cell>
          <table:table-cell table:style-name="ce2" office:value-type="date" office:date-value="2016-08-19">
            <text:p>08/19/16</text:p>
          </table:table-cell>
          <table:table-cell office:value-type="string">
            <text:p>Bitfinex's Lesson: Has the Time for Regulation Arrived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www.houstonchronicle.com/business/article/After-65-million-hack-questions-of-whether-9174023.php</text:p>
          </table:table-cell>
          <table:table-cell office:value-type="string">
            <text:p>Houston Chronicle</text:p>
          </table:table-cell>
          <table:table-cell table:style-name="ce2" office:value-type="date" office:date-value="2016-08-19">
            <text:p>08/19/16</text:p>
          </table:table-cell>
          <table:table-cell office:value-type="string">
            <text:p>After $65 million hack, questions arise over whether Bitcoin can be saf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://www.coindesk.com/technical-impasses-preventing-bitcoin-hack-extinction/</text:p>
          </table:table-cell>
          <table:table-cell office:value-type="string">
            <text:p>CoinDesk</text:p>
          </table:table-cell>
          <table:table-cell table:style-name="ce2" office:value-type="date" office:date-value="2016-08-28">
            <text:p>08/28/16</text:p>
          </table:table-cell>
          <table:table-cell office:value-type="string">
            <text:p>Inside 'Bitcoin Vault': Could a Technical Fix Block Hackers for Good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>
            <text:p>Coin Telegraph</text:p>
          </table:table-cell>
          <table:table-cell table:style-name="ce2" office:value-type="date" office:date-value="2016-08-30">
            <text:p>08/30/16</text:p>
          </table:table-cell>
          <table:table-cell office:value-type="string">
            <text:p>What We Learned About Technocratic Fallacies From DAO Collapse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>
            <text:p>Washington Post</text:p>
          </table:table-cell>
          <table:table-cell table:style-name="ce2" office:value-type="date" office:date-value="2016-09-12">
            <text:p>09/12/16</text:p>
          </table:table-cell>
          <table:table-cell office:value-type="string">
            <text:p>The bizarre world of bitcoin ‘mining’ finds a new home in Tibet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https://www.cryptocoinsnews.com/blockchain-based-sports-game-wins-thomson-reuters-hackethon/</text:p>
          </table:table-cell>
          <table:table-cell office:value-type="string">
            <text:p>CryptoCoinsNews</text:p>
          </table:table-cell>
          <table:table-cell table:style-name="ce2" office:value-type="date" office:date-value="2016-09-13">
            <text:p>09/13/16</text:p>
          </table:table-cell>
          <table:table-cell office:value-type="string">
            <text:p>Blockchain Based Sports Game Wins Thomson Reuters HackETHon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s://www.cryptocoinsnews.com/chinas-mining-dominance-good-or-bad-for-bitcoin/</text:p>
          </table:table-cell>
          <table:table-cell office:value-type="string">
            <text:p>CryptoCoinsNews</text:p>
          </table:table-cell>
          <table:table-cell table:style-name="ce2" office:value-type="date" office:date-value="2016-09-14">
            <text:p>09/14/16</text:p>
          </table:table-cell>
          <table:table-cell office:value-type="string">
            <text:p>China’s Mining Dominance: Good Or Bad For Bitcoin?</text:p>
          </table:table-cell>
          <table:table-cell office:value-type="string">
            <text:p>sirer</text:p>
          </table:table-cell>
          <table:table-cell office:value-type="string">
            <text:p>IC3</text:p>
          </table:table-cell>
          <table:table-cell/>
        </table:table-row>
        <table:table-row table:style-name="ro1">
          <table:table-cell office:value-type="string">
            <text:p>http://fortune.com/ethereum-blockchain-vitalik-buterin/</text:p>
          </table:table-cell>
          <table:table-cell office:value-type="string">
            <text:p>Fortune</text:p>
          </table:table-cell>
          <table:table-cell table:style-name="ce2" office:value-type="date" office:date-value="2016-09-27">
            <text:p>09/27/16</text:p>
          </table:table-cell>
          <table:table-cell office:value-type="string">
            <text:p>Can This 22-year-old Coder Out-Bitcoin Bitcoin?</text:p>
          </table:table-cell>
          <table:table-cell office:value-type="string">
            <text:p>all</text:p>
          </table:table-cell>
          <table:table-cell office:value-type="string">
            <text:p>IC3</text:p>
          </table:table-cell>
          <table:table-cell office:value-type="string">
            <text:p>feature</text:p>
          </table:table-cell>
        </table:table-row>
        <table:table-row table:style-name="ro1">
          <table:table-cell office:value-type="string">
            <text:p><text:s/>http://www.coindesk.com/ethereum-formal-verification-smart-contracts/</text:p>
          </table:table-cell>
          <table:table-cell office:value-type="string">
            <text:p>CoinDesk</text:p>
          </table:table-cell>
          <table:table-cell table:style-name="ce2" office:value-type="date" office:date-value="2016-09-28">
            <text:p>09/28/16</text:p>
          </table:table-cell>
          <table:table-cell office:value-type="string">
            <text:p>In Formal Verification Push, Ethereum Seeks Smart Contract Certainty</text:p>
          </table:table-cell>
          <table:table-cell office:value-type="string">
            <text:p>daian</text:p>
          </table:table-cell>
          <table:table-cell office:value-type="string">
            <text:p>IC3</text:p>
          </table:table-cell>
          <table:table-cell/>
        </table:table-row>
        <table:table-row table:style-name="ro2">
          <table:table-cell office:value-type="string">
            <text:p>http://www.bbc.com/news/technology-37307826</text:p>
          </table:table-cell>
          <table:table-cell table:number-columns-repeated="6"/>
        </table:table-row>
        <table:table-row table:style-name="ro2">
          <table:table-cell office:value-type="string">
            <text:p>http://www.coindesk.com/blockchain-smart-contracts-looming-challenges/</text:p>
          </table:table-cell>
          <table:table-cell table:number-columns-repeated="6"/>
        </table:table-row>
        <table:table-row table:style-name="ro2" table:number-rows-repeated="10483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04:Sheet1.G2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0000-00-00T10:42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10:43:18</dc:date>
    <meta:generator>LibreOffice/4.0.0.3$MacOSX_x86 LibreOffice_project/53fd80e80f44edd735c18dbc5b6cde811e0a15c</meta:generator>
    <meta:editing-duration>PT11M51S</meta:editing-duration>
    <meta:editing-cycles>74</meta:editing-cycles>
    <dc:creator>Ari Juels</dc:creator>
    <meta:document-statistic meta:table-count="1" meta:cell-count="1307" meta:object-count="0"/>
  </office:meta>
</office:document-meta>
</file>